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ＭＳ 明朝'" style:font-family-asian="'ＭＳ 明朝'" style:font-family-complex="'ＭＳ 明朝'" fo:background-color="transparent" style:use-window-font-color="true"/>
    </style:style>
    <style:style style:name="T2" style:family="text">
      <style:text-properties fo:font-size="10.00pt" fo:font-weight="normal" fo:font-family="'ＭＳ 明朝'" style:font-family-asian="'ＭＳ 明朝'" style:font-family-complex="'ＭＳ 明朝'" fo:background-color="transparent" style:use-window-font-color="true"/>
    </style:style>
    <style:style style:name="T3" style:family="text">
      <style:text-properties fo:font-size="11.00pt" fo:font-weight="normal" fo:font-family="'ＭＳ 明朝'" style:font-family-asian="'ＭＳ 明朝'" style:font-family-complex="'ＭＳ 明朝'" fo:background-color="transparent" style:use-window-font-color="true"/>
    </style:style>
    <style:style style:name="T4" style:family="text">
      <style:text-properties fo:font-size="10.00pt" fo:font-weight="bold" fo:font-family="'ＭＳ 明朝'" style:font-family-asian="'ＭＳ 明朝'" style:font-family-complex="'ＭＳ 明朝'" fo:background-color="transparent" style:use-window-font-color="true"/>
    </style:style>
    <style:style style:name="T5" style:family="text">
      <style:text-properties fo:font-size="10.00pt" fo:font-weight="normal" fo:font-family="'ＭＳ 明朝'" style:font-family-asian="'ＭＳ 明朝'" style:font-family-complex="'ＭＳ 明朝'" fo:background-color="transparent" style:use-window-font-color="true"/>
    </style:style>
    <style:style style:name="T6" style:family="text">
      <style:text-properties fo:font-size="11.00pt" fo:font-weight="normal" fo:font-family="'ＭＳ 明朝'" style:font-family-asian="'ＭＳ 明朝'" style:font-family-complex="'ＭＳ 明朝'" fo:background-color="transparent" style:use-window-font-color="true"/>
    </style:style>
    <style:style style:name="T7" style:family="text">
      <style:text-properties fo:font-size="10.00pt" fo:font-weight="bold" fo:font-family="'ＭＳ 明朝'" style:font-family-asian="'ＭＳ 明朝'" style:font-family-complex="'ＭＳ 明朝'" fo:background-color="transparent" style:use-window-font-color="true"/>
    </style:style>
    <style:style style:name="T8" style:family="text">
      <style:text-properties fo:font-size="10.00pt" fo:font-weight="normal" fo:font-family="'ＭＳ 明朝'" style:font-family-asian="'ＭＳ 明朝'" style:font-family-complex="'ＭＳ 明朝'" fo:background-color="transparent" style:use-window-font-color="true"/>
    </style:style>
    <style:style style:name="T9"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10" style:family="text">
      <style:text-properties fo:font-size="10.00pt" fo:font-weight="normal" fo:font-family="'ＭＳ 明朝'" style:font-family-asian="'ＭＳ 明朝'" style:font-family-complex="'ＭＳ 明朝'" fo:background-color="transparent" style:use-window-font-color="true"/>
    </style:style>
    <style:style style:name="T11"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12" style:family="text">
      <style:text-properties fo:font-size="10.00pt" fo:font-weight="normal" fo:font-family="'ＭＳ 明朝'" style:font-family-asian="'ＭＳ 明朝'" style:font-family-complex="'ＭＳ 明朝'" fo:background-color="transparent" style:use-window-font-color="true"/>
    </style:style>
    <style:style style:name="T13" style:family="text">
      <style:text-properties fo:font-size="11.00pt" fo:font-weight="normal" fo:font-family="'ＭＳ 明朝'" style:font-family-asian="'ＭＳ 明朝'" style:font-family-complex="'ＭＳ 明朝'" fo:background-color="transparent" style:use-window-font-color="true"/>
    </style:style>
    <style:style style:name="T14" style:family="text">
      <style:text-properties fo:font-size="10.00pt" fo:font-weight="bold" fo:font-family="'ＭＳ 明朝'" style:font-family-asian="'ＭＳ 明朝'" style:font-family-complex="'ＭＳ 明朝'" fo:background-color="transparent" style:use-window-font-color="true"/>
    </style:style>
    <style:style style:name="T15" style:family="text">
      <style:text-properties fo:font-size="11.00pt" fo:font-weight="normal" fo:font-family="'ＭＳ 明朝'" style:font-family-asian="'ＭＳ 明朝'" style:font-family-complex="'ＭＳ 明朝'" fo:background-color="transparent" style:use-window-font-color="true"/>
    </style:style>
    <style:style style:name="T16" style:family="text">
      <style:text-properties fo:font-size="9.00pt" fo:font-weight="bold" fo:font-family="'ＭＳ 明朝'" style:font-family-asian="'ＭＳ 明朝'" style:font-family-complex="'ＭＳ 明朝'" fo:background-color="transparent" style:use-window-font-color="true"/>
    </style:style>
    <style:style style:name="T17" style:family="text">
      <style:text-properties fo:font-size="11.00pt" fo:font-weight="normal" fo:font-family="'ＭＳ 明朝'" style:font-family-asian="'ＭＳ 明朝'" style:font-family-complex="'ＭＳ 明朝'" fo:background-color="transparent" style:use-window-font-color="true"/>
    </style:style>
    <style:style style:name="T18" style:family="text">
      <style:text-properties fo:font-size="9.00pt" fo:font-weight="bold" fo:font-family="'ＭＳ 明朝'" style:font-family-asian="'ＭＳ 明朝'" style:font-family-complex="'ＭＳ 明朝'" fo:background-color="transparent" style:use-window-font-color="true"/>
    </style:style>
    <style:style style:name="T19" style:family="text">
      <style:text-properties fo:font-size="11.00pt" fo:font-weight="normal" fo:font-family="'ＭＳ 明朝'" style:font-family-asian="'ＭＳ 明朝'" style:font-family-complex="'ＭＳ 明朝'" fo:background-color="transparent" style:use-window-font-color="true"/>
    </style:style>
    <style:style style:name="T20"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21" style:family="text">
      <style:text-properties fo:font-size="10.00pt" fo:font-weight="normal" fo:font-family="'ＭＳ 明朝'" style:font-family-asian="'ＭＳ 明朝'" style:font-family-complex="'ＭＳ 明朝'" fo:background-color="transparent" style:use-window-font-color="true"/>
    </style:style>
    <style:style style:name="T22"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23" style:family="text">
      <style:text-properties fo:font-size="10.00pt" fo:font-weight="normal" fo:font-family="'ＭＳ 明朝'" style:font-family-asian="'ＭＳ 明朝'" style:font-family-complex="'ＭＳ 明朝'" fo:background-color="transparent" style:use-window-font-color="true"/>
    </style:style>
    <style:style style:name="T24" style:family="text">
      <style:text-properties fo:font-size="11.00pt" fo:font-weight="normal" fo:font-family="'ＭＳ 明朝'" style:font-family-asian="'ＭＳ 明朝'" style:font-family-complex="'ＭＳ 明朝'" fo:background-color="transparent" style:use-window-font-color="true"/>
    </style:style>
    <style:style style:name="T25" style:family="text">
      <style:text-properties fo:font-size="10.00pt" fo:font-weight="normal" fo:font-family="'ＭＳ 明朝'" style:font-family-asian="'ＭＳ 明朝'" style:font-family-complex="'ＭＳ 明朝'" fo:background-color="transparent" style:use-window-font-color="true"/>
    </style:style>
    <style:style style:name="T26"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27" style:family="text">
      <style:text-properties fo:font-size="10.00pt" fo:font-weight="normal" fo:font-family="'ＭＳ 明朝'" style:font-family-asian="'ＭＳ 明朝'" style:font-family-complex="'ＭＳ 明朝'" fo:background-color="transparent" style:use-window-font-color="true"/>
    </style:style>
    <style:style style:name="T28" style:family="text">
      <style:text-properties fo:font-size="11.00pt" fo:font-weight="normal" fo:font-family="'ＭＳ 明朝'" style:font-family-asian="'ＭＳ 明朝'" style:font-family-complex="'ＭＳ 明朝'" fo:background-color="transparent" style:use-window-font-color="true"/>
    </style:style>
    <style:style style:name="T29"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30" style:family="text">
      <style:text-properties fo:font-size="10.00pt" fo:font-weight="normal" fo:font-family="'ＭＳ 明朝'" style:font-family-asian="'ＭＳ 明朝'" style:font-family-complex="'ＭＳ 明朝'" fo:background-color="transparent" style:use-window-font-color="true"/>
    </style:style>
    <style:style style:name="T31"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32" style:family="text">
      <style:text-properties fo:font-size="10.00pt" fo:font-weight="normal" fo:font-family="'ＭＳ 明朝'" style:font-family-asian="'ＭＳ 明朝'" style:font-family-complex="'ＭＳ 明朝'" fo:background-color="transparent" style:use-window-font-color="true"/>
    </style:style>
    <style:style style:name="T33"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34" style:family="text">
      <style:text-properties fo:font-size="10.00pt" fo:font-weight="normal" fo:font-family="'ＭＳ 明朝'" style:font-family-asian="'ＭＳ 明朝'" style:font-family-complex="'ＭＳ 明朝'" fo:background-color="transparent" style:use-window-font-color="true"/>
    </style:style>
    <style:style style:name="T35"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36" style:family="text">
      <style:text-properties fo:font-size="10.00pt" fo:font-weight="normal" fo:font-family="'ＭＳ 明朝'" style:font-family-asian="'ＭＳ 明朝'" style:font-family-complex="'ＭＳ 明朝'" fo:background-color="transparent" style:use-window-font-color="true"/>
    </style:style>
    <style:style style:name="T37" style:family="text">
      <style:text-properties fo:font-size="11.00pt" fo:font-weight="normal" fo:font-family="'ＭＳ 明朝'" style:font-family-asian="'ＭＳ 明朝'" style:font-family-complex="'ＭＳ 明朝'" fo:background-color="transparent" style:use-window-font-color="true"/>
    </style:style>
    <style:style style:name="T38" style:family="text">
      <style:text-properties fo:font-size="10.00pt" fo:font-weight="normal" fo:font-family="'ＭＳ 明朝'" style:font-family-asian="'ＭＳ 明朝'" style:font-family-complex="'ＭＳ 明朝'" fo:background-color="transparent" style:use-window-font-color="true"/>
    </style:style>
    <style:style style:name="T39"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40" style:family="text">
      <style:text-properties fo:font-size="10.00pt" fo:font-weight="normal" fo:font-family="'ＭＳ 明朝'" style:font-family-asian="'ＭＳ 明朝'" style:font-family-complex="'ＭＳ 明朝'" fo:background-color="transparent" style:use-window-font-color="true"/>
    </style:style>
    <style:style style:name="T41" style:family="text">
      <style:text-properties fo:font-size="11.00pt" fo:font-weight="normal" fo:font-family="'ＭＳ 明朝'" style:font-family-asian="'ＭＳ 明朝'" style:font-family-complex="'ＭＳ 明朝'" fo:background-color="transparent" style:use-window-font-color="true"/>
    </style:style>
    <style:style style:name="T42" style:family="text">
      <style:text-properties fo:font-size="10.00pt" fo:font-weight="bold" fo:font-family="'ＭＳ 明朝'" style:font-family-asian="'ＭＳ 明朝'" style:font-family-complex="'ＭＳ 明朝'" fo:background-color="transparent" style:use-window-font-color="true"/>
    </style:style>
    <style:style style:name="T43" style:family="text">
      <style:text-properties fo:font-size="10.00pt" fo:font-weight="bold"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44" style:family="text">
      <style:text-properties fo:font-size="10.00pt" fo:font-weight="bold" style:text-underline-mode="continuous" style:text-underline-type="single" style:text-underline-style="solid" style:text-underline-width="normal" fo:font-family="'ＭＳ ゴシック', 'MS Gothic'" style:font-family-asian="'ＭＳ ゴシック', 'MS Gothic'" style:font-family-complex="'ＭＳ ゴシック', 'MS Gothic'" fo:background-color="transparent" style:use-window-font-color="true"/>
    </style:style>
    <style:style style:name="T45" style:family="text">
      <style:text-properties fo:font-size="10.00pt" fo:font-weight="bold"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46" style:family="text">
      <style:text-properties fo:font-size="10.00pt" fo:font-weight="bold" style:text-underline-mode="continuous" style:text-underline-type="single" style:text-underline-style="solid" style:text-underline-width="normal" fo:font-family="'ＭＳ ゴシック', 'MS Gothic'" style:font-family-asian="'ＭＳ ゴシック', 'MS Gothic'" style:font-family-complex="'ＭＳ ゴシック', 'MS Gothic'" fo:background-color="transparent" style:use-window-font-color="true"/>
    </style:style>
    <style:style style:name="T47" style:family="text">
      <style:text-properties fo:font-size="10.00pt" fo:font-weight="bold"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48" style:family="text">
      <style:text-properties fo:font-size="10.00pt" fo:font-weight="bold" style:text-underline-mode="continuous" style:text-underline-type="single" style:text-underline-style="solid" style:text-underline-width="normal" fo:font-family="'ＭＳ ゴシック', 'MS Gothic'" style:font-family-asian="'ＭＳ ゴシック', 'MS Gothic'" style:font-family-complex="'ＭＳ ゴシック', 'MS Gothic'" fo:background-color="transparent" style:use-window-font-color="true"/>
    </style:style>
    <style:style style:name="T49" style:family="text">
      <style:text-properties fo:font-size="10.00pt" fo:font-weight="bold"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50" style:family="text">
      <style:text-properties fo:font-size="9.00pt" fo:font-weight="normal" fo:font-family="'ＭＳ 明朝'" style:font-family-asian="'ＭＳ 明朝'" style:font-family-complex="'ＭＳ 明朝'" fo:background-color="transparent" style:use-window-font-color="true"/>
    </style:style>
    <style:style style:name="T51"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52" style:family="text">
      <style:text-properties fo:font-size="9.00pt" fo:font-weight="normal" fo:font-family="'ＭＳ 明朝'" style:font-family-asian="'ＭＳ 明朝'" style:font-family-complex="'ＭＳ 明朝'" fo:background-color="transparent" style:use-window-font-color="true"/>
    </style:style>
    <style:style style:name="T53"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54" style:family="text">
      <style:text-properties fo:font-size="9.00pt" fo:font-weight="normal" fo:font-family="'ＭＳ 明朝'" style:font-family-asian="'ＭＳ 明朝'" style:font-family-complex="'ＭＳ 明朝'" fo:background-color="transparent" style:use-window-font-color="true"/>
    </style:style>
    <style:style style:name="T55"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56" style:family="text">
      <style:text-properties fo:font-size="9.00pt" fo:font-weight="normal" fo:font-family="'ＭＳ 明朝'" style:font-family-asian="'ＭＳ 明朝'" style:font-family-complex="'ＭＳ 明朝'" fo:background-color="transparent" style:use-window-font-color="true"/>
    </style:style>
    <style:style style:name="T57" style:family="text">
      <style:text-properties fo:font-size="11.00pt" fo:font-weight="normal" fo:font-family="'ＭＳ 明朝'" style:font-family-asian="'ＭＳ 明朝'" style:font-family-complex="'ＭＳ 明朝'" fo:background-color="transparent" style:use-window-font-color="true"/>
    </style:style>
    <style:style style:name="T58" style:family="text">
      <style:text-properties fo:font-size="9.00pt" fo:font-weight="bold" fo:font-family="'ＭＳ 明朝'" style:font-family-asian="'ＭＳ 明朝'" style:font-family-complex="'ＭＳ 明朝'" fo:background-color="transparent" style:use-window-font-color="true"/>
    </style:style>
    <style:style style:name="T59" style:family="text">
      <style:text-properties fo:font-size="11.00pt" fo:font-weight="normal" fo:font-family="'ＭＳ 明朝'" style:font-family-asian="'ＭＳ 明朝'" style:font-family-complex="'ＭＳ 明朝'" fo:background-color="transparent" style:use-window-font-color="true"/>
    </style:style>
    <style:style style:name="T60" style:family="text">
      <style:text-properties fo:font-size="9.00pt" fo:font-weight="bold" fo:font-family="'ＭＳ 明朝'" style:font-family-asian="'ＭＳ 明朝'" style:font-family-complex="'ＭＳ 明朝'" fo:background-color="transparent" style:use-window-font-color="true"/>
    </style:style>
    <style:style style:name="T61" style:family="text">
      <style:text-properties fo:font-size="11.00pt" fo:font-weight="normal" fo:font-family="'ＭＳ 明朝'" style:font-family-asian="'ＭＳ 明朝'" style:font-family-complex="'ＭＳ 明朝'" fo:background-color="transparent" style:use-window-font-color="true"/>
    </style:style>
    <style:style style:name="T62" style:family="text">
      <style:text-properties fo:font-size="9.00pt" fo:font-weight="bold" fo:font-family="'ＭＳ 明朝'" style:font-family-asian="'ＭＳ 明朝'" style:font-family-complex="'ＭＳ 明朝'" fo:background-color="transparent" style:use-window-font-color="true"/>
    </style:style>
    <style:style style:name="T63" style:family="text">
      <style:text-properties fo:font-size="11.00pt" fo:font-weight="normal" fo:font-family="'ＭＳ 明朝'" style:font-family-asian="'ＭＳ 明朝'" style:font-family-complex="'ＭＳ 明朝'" fo:background-color="transparent" style:use-window-font-color="true"/>
    </style:style>
    <style:style style:name="T64" style:family="text">
      <style:text-properties fo:font-size="9.00pt" fo:font-weight="bold" fo:font-family="'ＭＳ 明朝'" style:font-family-asian="'ＭＳ 明朝'" style:font-family-complex="'ＭＳ 明朝'" fo:background-color="transparent" style:use-window-font-color="true"/>
    </style:style>
    <style:style style:name="T65" style:family="text">
      <style:text-properties fo:font-size="11.00pt" fo:font-weight="normal" fo:font-family="'ＭＳ 明朝'" style:font-family-asian="'ＭＳ 明朝'" style:font-family-complex="'ＭＳ 明朝'" fo:background-color="transparent" style:use-window-font-color="true"/>
    </style:style>
    <style:style style:name="T66" style:family="text">
      <style:text-properties fo:font-size="9.00pt" fo:font-weight="bold" fo:font-family="'ＭＳ 明朝'" style:font-family-asian="'ＭＳ 明朝'" style:font-family-complex="'ＭＳ 明朝'" fo:background-color="transparent" style:use-window-font-color="true"/>
    </style:style>
    <style:style style:name="T67" style:family="text">
      <style:text-properties fo:font-size="11.00pt" fo:font-weight="normal" fo:font-family="'ＭＳ 明朝'" style:font-family-asian="'ＭＳ 明朝'" style:font-family-complex="'ＭＳ 明朝'" fo:background-color="transparent" style:use-window-font-color="true"/>
    </style:style>
    <style:style style:name="T68"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69" style:family="text">
      <style:text-properties fo:font-size="9.00pt" fo:font-weight="normal" fo:font-family="'ＭＳ 明朝'" style:font-family-asian="'ＭＳ 明朝'" style:font-family-complex="'ＭＳ 明朝'" fo:background-color="transparent" style:use-window-font-color="true"/>
    </style:style>
    <style:style style:name="T70"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71" style:family="text">
      <style:text-properties fo:font-size="9.00pt" fo:font-weight="normal" fo:font-family="'ＭＳ 明朝'" style:font-family-asian="'ＭＳ 明朝'" style:font-family-complex="'ＭＳ 明朝'" fo:background-color="transparent" style:use-window-font-color="true"/>
    </style:style>
    <style:style style:name="T72"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73" style:family="text">
      <style:text-properties fo:font-size="9.00pt" fo:font-weight="normal" fo:font-family="'ＭＳ 明朝'" style:font-family-asian="'ＭＳ 明朝'" style:font-family-complex="'ＭＳ 明朝'" fo:background-color="transparent" style:use-window-font-color="true"/>
    </style:style>
    <style:style style:name="T74"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75" style:family="text">
      <style:text-properties fo:font-size="9.00pt" fo:font-weight="normal" fo:font-family="'ＭＳ 明朝'" style:font-family-asian="'ＭＳ 明朝'" style:font-family-complex="'ＭＳ 明朝'" fo:background-color="transparent" style:use-window-font-color="true"/>
    </style:style>
    <style:style style:name="T76" style:family="text">
      <style:text-properties fo:font-size="11.00pt" fo:font-weight="normal" fo:font-family="'ＭＳ 明朝'" style:font-family-asian="'ＭＳ 明朝'" style:font-family-complex="'ＭＳ 明朝'" fo:background-color="transparent" style:use-window-font-color="true"/>
    </style:style>
    <style:style style:name="T77" style:family="text">
      <style:text-properties fo:font-size="9.00pt" fo:font-weight="bold" fo:font-family="'ＭＳ 明朝'" style:font-family-asian="'ＭＳ 明朝'" style:font-family-complex="'ＭＳ 明朝'" fo:background-color="transparent" style:use-window-font-color="true"/>
    </style:style>
    <style:style style:name="T78" style:family="text">
      <style:text-properties fo:font-size="11.00pt" fo:font-weight="normal" fo:font-family="'ＭＳ 明朝'" style:font-family-asian="'ＭＳ 明朝'" style:font-family-complex="'ＭＳ 明朝'" fo:background-color="transparent" style:use-window-font-color="true"/>
    </style:style>
    <style:style style:name="T79" style:family="text">
      <style:text-properties fo:font-size="9.00pt" fo:font-weight="normal" fo:font-family="'ＭＳ 明朝'" style:font-family-asian="'ＭＳ 明朝'" style:font-family-complex="'ＭＳ 明朝'" fo:background-color="transparent" style:use-window-font-color="true"/>
    </style:style>
    <style:style style:name="T80" style:family="text">
      <style:text-properties fo:font-size="11.00pt" fo:font-weight="normal" fo:font-family="'ＭＳ 明朝'" style:font-family-asian="'ＭＳ 明朝'" style:font-family-complex="'ＭＳ 明朝'" fo:background-color="transparent" style:use-window-font-color="true"/>
    </style:style>
    <style:style style:name="T81" style:family="text">
      <style:text-properties fo:font-size="9.00pt" fo:font-weight="normal" fo:font-family="'ＭＳ 明朝'" style:font-family-asian="'ＭＳ 明朝'" style:font-family-complex="'ＭＳ 明朝'" fo:background-color="transparent" style:use-window-font-color="true"/>
    </style:style>
    <style:style style:name="T82" style:family="text">
      <style:text-properties fo:font-size="11.00pt" fo:font-weight="normal" fo:font-family="'ＭＳ 明朝'" style:font-family-asian="'ＭＳ 明朝'" style:font-family-complex="'ＭＳ 明朝'" fo:background-color="transparent" style:use-window-font-color="true"/>
    </style:style>
    <style:style style:name="T83" style:family="text">
      <style:text-properties fo:font-size="9.00pt" fo:font-weight="normal" fo:font-family="'ＭＳ 明朝'" style:font-family-asian="'ＭＳ 明朝'" style:font-family-complex="'ＭＳ 明朝'" fo:background-color="transparent" style:use-window-font-color="true"/>
    </style:style>
    <style:style style:name="T84"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85" style:family="text">
      <style:text-properties fo:font-size="9.00pt" fo:font-weight="normal" fo:font-family="'ＭＳ 明朝'" style:font-family-asian="'ＭＳ 明朝'" style:font-family-complex="'ＭＳ 明朝'" fo:background-color="transparent" style:use-window-font-color="true"/>
    </style:style>
    <style:style style:name="T86"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87" style:family="text">
      <style:text-properties fo:font-size="9.00pt" fo:font-weight="normal" fo:font-family="'ＭＳ 明朝'" style:font-family-asian="'ＭＳ 明朝'" style:font-family-complex="'ＭＳ 明朝'" fo:background-color="transparent" style:use-window-font-color="true"/>
    </style:style>
    <style:style style:name="T88"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89" style:family="text">
      <style:text-properties fo:font-size="9.00pt" fo:font-weight="normal" fo:font-family="'ＭＳ 明朝'" style:font-family-asian="'ＭＳ 明朝'" style:font-family-complex="'ＭＳ 明朝'" fo:background-color="transparent" style:use-window-font-color="true"/>
    </style:style>
    <style:style style:name="T90"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91" style:family="text">
      <style:text-properties fo:font-size="9.00pt" fo:font-weight="normal" fo:font-family="'ＭＳ 明朝'" style:font-family-asian="'ＭＳ 明朝'" style:font-family-complex="'ＭＳ 明朝'" fo:background-color="transparent" style:use-window-font-color="true"/>
    </style:style>
    <style:style style:name="T92"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93" style:family="text">
      <style:text-properties fo:font-size="9.00pt" fo:font-weight="normal" fo:font-family="'ＭＳ 明朝'" style:font-family-asian="'ＭＳ 明朝'" style:font-family-complex="'ＭＳ 明朝'" fo:background-color="transparent" style:use-window-font-color="true"/>
    </style:style>
    <style:style style:name="T94"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95" style:family="text">
      <style:text-properties fo:font-size="11.00pt" fo:font-weight="normal" fo:font-family="'ＭＳ 明朝'" style:font-family-asian="'ＭＳ 明朝'" style:font-family-complex="'ＭＳ 明朝'" fo:background-color="transparent" style:use-window-font-color="true"/>
    </style:style>
    <style:style style:name="T96" style:family="text">
      <style:text-properties fo:font-size="9.00pt" fo:font-weight="normal" fo:font-family="'ＭＳ 明朝'" style:font-family-asian="'ＭＳ 明朝'" style:font-family-complex="'ＭＳ 明朝'" fo:background-color="transparent" style:use-window-font-color="true"/>
    </style:style>
    <style:style style:name="T97"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98" style:family="text">
      <style:text-properties fo:font-size="9.00pt" fo:font-weight="normal" fo:font-family="'ＭＳ 明朝'" style:font-family-asian="'ＭＳ 明朝'" style:font-family-complex="'ＭＳ 明朝'" fo:background-color="transparent" style:use-window-font-color="true"/>
    </style:style>
    <style:style style:name="T99" style:family="text">
      <style:text-properties fo:font-size="11.00pt" fo:font-weight="normal" fo:font-family="'ＭＳ 明朝'" style:font-family-asian="'ＭＳ 明朝'" style:font-family-complex="'ＭＳ 明朝'" fo:background-color="transparent" style:use-window-font-color="true"/>
    </style:style>
    <style:style style:name="T100"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01" style:family="text">
      <style:text-properties fo:font-size="9.00pt" fo:font-weight="normal" fo:font-family="'ＭＳ 明朝'" style:font-family-asian="'ＭＳ 明朝'" style:font-family-complex="'ＭＳ 明朝'" fo:background-color="transparent" style:use-window-font-color="true"/>
    </style:style>
    <style:style style:name="T102"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03" style:family="text">
      <style:text-properties fo:font-size="9.00pt" fo:font-weight="normal" fo:font-family="'ＭＳ 明朝'" style:font-family-asian="'ＭＳ 明朝'" style:font-family-complex="'ＭＳ 明朝'" fo:background-color="transparent" style:use-window-font-color="true"/>
    </style:style>
    <style:style style:name="T104"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05" style:family="text">
      <style:text-properties fo:font-size="9.00pt" fo:font-weight="normal" fo:font-family="'ＭＳ 明朝'" style:font-family-asian="'ＭＳ 明朝'" style:font-family-complex="'ＭＳ 明朝'" fo:background-color="transparent" style:use-window-font-color="true"/>
    </style:style>
    <style:style style:name="T106"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07" style:family="text">
      <style:text-properties fo:font-size="9.00pt" fo:font-weight="normal" fo:font-family="'ＭＳ 明朝'" style:font-family-asian="'ＭＳ 明朝'" style:font-family-complex="'ＭＳ 明朝'" fo:background-color="transparent" style:use-window-font-color="true"/>
    </style:style>
    <style:style style:name="T108" style:family="text">
      <style:text-properties fo:font-size="11.00pt" fo:font-weight="normal" fo:font-family="'ＭＳ 明朝'" style:font-family-asian="'ＭＳ 明朝'" style:font-family-complex="'ＭＳ 明朝'" fo:background-color="transparent" style:use-window-font-color="true"/>
    </style:style>
    <style:style style:name="T109" style:family="text">
      <style:text-properties fo:font-size="9.00pt" fo:font-weight="bold" fo:font-family="'ＭＳ 明朝'" style:font-family-asian="'ＭＳ 明朝'" style:font-family-complex="'ＭＳ 明朝'" fo:background-color="transparent" style:use-window-font-color="true"/>
    </style:style>
    <style:style style:name="T110" style:family="text">
      <style:text-properties fo:font-size="9.00pt" fo:font-weight="bold" fo:font-family="'ＭＳ ゴシック', 'MS Gothic'" style:font-family-asian="'ＭＳ ゴシック', 'MS Gothic'" style:font-family-complex="'ＭＳ ゴシック', 'MS Gothic'" fo:background-color="transparent" style:use-window-font-color="true"/>
    </style:style>
    <style:style style:name="T111" style:family="text">
      <style:text-properties fo:font-size="9.00pt" fo:font-weight="bold" fo:font-family="'ＭＳ 明朝'" style:font-family-asian="'ＭＳ 明朝'" style:font-family-complex="'ＭＳ 明朝'" fo:background-color="transparent" style:use-window-font-color="true"/>
    </style:style>
    <style:style style:name="T112" style:family="text">
      <style:text-properties fo:font-size="11.00pt" fo:font-weight="normal" fo:font-family="'ＭＳ 明朝'" style:font-family-asian="'ＭＳ 明朝'" style:font-family-complex="'ＭＳ 明朝'" fo:background-color="transparent" style:use-window-font-color="true"/>
    </style:style>
    <style:style style:name="T113" style:family="text">
      <style:text-properties fo:font-size="9.00pt" fo:font-weight="normal" fo:font-family="'ＭＳ 明朝'" style:font-family-asian="'ＭＳ 明朝'" style:font-family-complex="'ＭＳ 明朝'" fo:background-color="transparent" style:use-window-font-color="true"/>
    </style:style>
    <style:style style:name="T114"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15" style:family="text">
      <style:text-properties fo:font-size="9.00pt" fo:font-weight="normal" fo:font-family="'ＭＳ 明朝'" style:font-family-asian="'ＭＳ 明朝'" style:font-family-complex="'ＭＳ 明朝'" fo:background-color="transparent" style:use-window-font-color="true"/>
    </style:style>
    <style:style style:name="T116" style:family="text">
      <style:text-properties fo:font-size="11.00pt" fo:font-weight="normal" fo:font-family="'ＭＳ 明朝'" style:font-family-asian="'ＭＳ 明朝'" style:font-family-complex="'ＭＳ 明朝'" fo:background-color="transparent" style:use-window-font-color="true"/>
    </style:style>
    <style:style style:name="T117" style:family="text">
      <style:text-properties fo:font-size="9.00pt" fo:font-weight="normal" fo:font-family="'ＭＳ 明朝'" style:font-family-asian="'ＭＳ 明朝'" style:font-family-complex="'ＭＳ 明朝'" fo:background-color="transparent" style:use-window-font-color="true"/>
    </style:style>
    <style:style style:name="T118" style:family="text">
      <style:text-properties fo:font-size="11.00pt" fo:font-weight="normal" fo:font-family="'ＭＳ 明朝'" style:font-family-asian="'ＭＳ 明朝'" style:font-family-complex="'ＭＳ 明朝'" fo:background-color="transparent" style:use-window-font-color="true"/>
    </style:style>
    <style:style style:name="T119" style:family="text">
      <style:text-properties fo:font-size="9.00pt" fo:font-weight="normal" fo:font-family="'ＭＳ 明朝'" style:font-family-asian="'ＭＳ 明朝'" style:font-family-complex="'ＭＳ 明朝'" fo:background-color="transparent" style:use-window-font-color="true"/>
    </style:style>
    <style:style style:name="T120"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21" style:family="text">
      <style:text-properties fo:font-size="9.00pt" fo:font-weight="normal" fo:font-family="'ＭＳ 明朝'" style:font-family-asian="'ＭＳ 明朝'" style:font-family-complex="'ＭＳ 明朝'" fo:background-color="transparent" style:use-window-font-color="true"/>
    </style:style>
    <style:style style:name="T122"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23" style:family="text">
      <style:text-properties fo:font-size="9.00pt" fo:font-weight="normal" fo:font-family="'ＭＳ 明朝'" style:font-family-asian="'ＭＳ 明朝'" style:font-family-complex="'ＭＳ 明朝'" fo:background-color="transparent" style:use-window-font-color="true"/>
    </style:style>
    <style:style style:name="T124"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25" style:family="text">
      <style:text-properties fo:font-size="9.00pt" fo:font-weight="normal" fo:font-family="'ＭＳ 明朝'" style:font-family-asian="'ＭＳ 明朝'" style:font-family-complex="'ＭＳ 明朝'" fo:background-color="transparent" style:use-window-font-color="true"/>
    </style:style>
    <style:style style:name="T126"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27" style:family="text">
      <style:text-properties fo:font-size="9.00pt" fo:font-weight="normal" fo:font-family="'ＭＳ 明朝'" style:font-family-asian="'ＭＳ 明朝'" style:font-family-complex="'ＭＳ 明朝'" fo:background-color="transparent" style:use-window-font-color="true"/>
    </style:style>
    <style:style style:name="T128"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29" style:family="text">
      <style:text-properties fo:font-size="9.00pt" fo:font-weight="normal" fo:font-family="'ＭＳ 明朝'" style:font-family-asian="'ＭＳ 明朝'" style:font-family-complex="'ＭＳ 明朝'" fo:background-color="transparent" style:use-window-font-color="true"/>
    </style:style>
    <style:style style:name="T130"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31" style:family="text">
      <style:text-properties fo:font-size="11.00pt" fo:font-weight="normal" fo:font-family="'ＭＳ 明朝'" style:font-family-asian="'ＭＳ 明朝'" style:font-family-complex="'ＭＳ 明朝'" fo:background-color="transparent" style:use-window-font-color="true"/>
    </style:style>
    <style:style style:name="T132" style:family="text">
      <style:text-properties fo:font-size="9.00pt" fo:font-weight="normal" fo:font-family="'ＭＳ 明朝'" style:font-family-asian="'ＭＳ 明朝'" style:font-family-complex="'ＭＳ 明朝'" fo:background-color="transparent" style:use-window-font-color="true"/>
    </style:style>
    <style:style style:name="T133"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34" style:family="text">
      <style:text-properties fo:font-size="9.00pt" fo:font-weight="normal" fo:font-family="'ＭＳ 明朝'" style:font-family-asian="'ＭＳ 明朝'" style:font-family-complex="'ＭＳ 明朝'" fo:background-color="transparent" style:use-window-font-color="true"/>
    </style:style>
    <style:style style:name="T135" style:family="text">
      <style:text-properties fo:font-size="11.00pt" fo:font-weight="normal" fo:font-family="'ＭＳ 明朝'" style:font-family-asian="'ＭＳ 明朝'" style:font-family-complex="'ＭＳ 明朝'" fo:background-color="transparent" style:use-window-font-color="true"/>
    </style:style>
    <style:style style:name="T136" style:family="text">
      <style:text-properties fo:font-size="9.00pt" fo:font-weight="normal" fo:font-family="'ＭＳ 明朝'" style:font-family-asian="'ＭＳ 明朝'" style:font-family-complex="'ＭＳ 明朝'" fo:background-color="transparent" style:use-window-font-color="true"/>
    </style:style>
    <style:style style:name="T137" style:family="text">
      <style:text-properties fo:font-size="11.00pt" fo:font-weight="normal" fo:font-family="'ＭＳ 明朝'" style:font-family-asian="'ＭＳ 明朝'" style:font-family-complex="'ＭＳ 明朝'" fo:background-color="transparent" style:use-window-font-color="true"/>
    </style:style>
    <style:style style:name="T138"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39" style:family="text">
      <style:text-properties fo:font-size="9.00pt" fo:font-weight="normal" fo:font-family="'ＭＳ 明朝'" style:font-family-asian="'ＭＳ 明朝'" style:font-family-complex="'ＭＳ 明朝'" fo:background-color="transparent" style:use-window-font-color="true"/>
    </style:style>
    <style:style style:name="T140"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41" style:family="text">
      <style:text-properties fo:font-size="9.00pt" fo:font-weight="normal" fo:font-family="'ＭＳ 明朝'" style:font-family-asian="'ＭＳ 明朝'" style:font-family-complex="'ＭＳ 明朝'" fo:background-color="transparent" style:use-window-font-color="true"/>
    </style:style>
    <style:style style:name="T142" style:family="text">
      <style:text-properties fo:font-size="9.00pt" fo:font-weight="normal" fo:font-family="'ＭＳ 明朝'" style:font-family-asian="'ＭＳ 明朝'" style:font-family-complex="'ＭＳ 明朝'" fo:background-color="transparent" style:use-window-font-color="true"/>
    </style:style>
    <style:style style:name="T143" style:family="text">
      <style:text-properties fo:font-size="11.00pt" fo:font-weight="normal" fo:font-family="'ＭＳ 明朝'" style:font-family-asian="'ＭＳ 明朝'" style:font-family-complex="'ＭＳ 明朝'" fo:background-color="transparent" style:use-window-font-color="true"/>
    </style:style>
    <style:style style:name="T144" style:family="text">
      <style:text-properties fo:font-size="9.00pt" fo:font-weight="bold" fo:font-family="'ＭＳ 明朝'" style:font-family-asian="'ＭＳ 明朝'" style:font-family-complex="'ＭＳ 明朝'" fo:background-color="transparent" style:use-window-font-color="true"/>
    </style:style>
    <style:style style:name="T145" style:family="text">
      <style:text-properties fo:font-size="11.00pt" fo:font-weight="normal" fo:font-family="'ＭＳ 明朝'" style:font-family-asian="'ＭＳ 明朝'" style:font-family-complex="'ＭＳ 明朝'" fo:background-color="transparent" style:use-window-font-color="true"/>
    </style:style>
    <style:style style:name="T146" style:family="text">
      <style:text-properties fo:font-size="9.00pt" fo:font-weight="normal" fo:font-family="'ＭＳ 明朝'" style:font-family-asian="'ＭＳ 明朝'" style:font-family-complex="'ＭＳ 明朝'" fo:background-color="transparent" style:use-window-font-color="true"/>
    </style:style>
    <style:style style:name="T147"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48" style:family="text">
      <style:text-properties fo:font-size="9.00pt" fo:font-weight="normal" fo:font-family="'ＭＳ 明朝'" style:font-family-asian="'ＭＳ 明朝'" style:font-family-complex="'ＭＳ 明朝'" fo:background-color="transparent" style:use-window-font-color="true"/>
    </style:style>
    <style:style style:name="T149" style:family="text">
      <style:text-properties fo:font-size="11.00pt" fo:font-weight="normal" fo:font-family="'ＭＳ 明朝'" style:font-family-asian="'ＭＳ 明朝'" style:font-family-complex="'ＭＳ 明朝'" fo:background-color="transparent" style:use-window-font-color="true"/>
    </style:style>
    <style:style style:name="T150" style:family="text">
      <style:text-properties fo:font-size="9.00pt" fo:font-weight="normal" fo:font-family="'ＭＳ 明朝'" style:font-family-asian="'ＭＳ 明朝'" style:font-family-complex="'ＭＳ 明朝'" fo:background-color="transparent" style:use-window-font-color="true"/>
    </style:style>
    <style:style style:name="T151" style:family="text">
      <style:text-properties fo:font-size="11.00pt" fo:font-weight="normal" fo:font-family="'ＭＳ 明朝'" style:font-family-asian="'ＭＳ 明朝'" style:font-family-complex="'ＭＳ 明朝'" fo:background-color="transparent" style:use-window-font-color="true"/>
    </style:style>
    <style:style style:name="T152" style:family="text">
      <style:text-properties fo:font-size="9.00pt" fo:font-weight="normal" fo:font-family="'ＭＳ 明朝'" style:font-family-asian="'ＭＳ 明朝'" style:font-family-complex="'ＭＳ 明朝'" fo:background-color="transparent" style:use-window-font-color="true"/>
    </style:style>
    <style:style style:name="T153"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54" style:family="text">
      <style:text-properties fo:font-size="9.00pt" fo:font-weight="normal" fo:font-family="'ＭＳ 明朝'" style:font-family-asian="'ＭＳ 明朝'" style:font-family-complex="'ＭＳ 明朝'" fo:background-color="transparent" style:use-window-font-color="true"/>
    </style:style>
    <style:style style:name="T155"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56" style:family="text">
      <style:text-properties fo:font-size="9.00pt" fo:font-weight="normal" fo:font-family="'ＭＳ 明朝'" style:font-family-asian="'ＭＳ 明朝'" style:font-family-complex="'ＭＳ 明朝'" fo:background-color="transparent" style:use-window-font-color="true"/>
    </style:style>
    <style:style style:name="T157"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58" style:family="text">
      <style:text-properties fo:font-size="9.00pt" fo:font-weight="normal" fo:font-family="'ＭＳ 明朝'" style:font-family-asian="'ＭＳ 明朝'" style:font-family-complex="'ＭＳ 明朝'" fo:background-color="transparent" style:use-window-font-color="true"/>
    </style:style>
    <style:style style:name="T159"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60" style:family="text">
      <style:text-properties fo:font-size="9.00pt" fo:font-weight="normal" fo:font-family="'ＭＳ 明朝'" style:font-family-asian="'ＭＳ 明朝'" style:font-family-complex="'ＭＳ 明朝'" fo:background-color="transparent" style:use-window-font-color="true"/>
    </style:style>
    <style:style style:name="T161"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62" style:family="text">
      <style:text-properties fo:font-size="9.00pt" fo:font-weight="normal" fo:font-family="'ＭＳ 明朝'" style:font-family-asian="'ＭＳ 明朝'" style:font-family-complex="'ＭＳ 明朝'" fo:background-color="transparent" style:use-window-font-color="true"/>
    </style:style>
    <style:style style:name="T163"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64" style:family="text">
      <style:text-properties fo:font-size="11.00pt" fo:font-weight="normal" fo:font-family="'ＭＳ 明朝'" style:font-family-asian="'ＭＳ 明朝'" style:font-family-complex="'ＭＳ 明朝'" fo:background-color="transparent" style:use-window-font-color="true"/>
    </style:style>
    <style:style style:name="T165" style:family="text">
      <style:text-properties fo:font-size="9.00pt" fo:font-weight="normal" fo:font-family="'ＭＳ 明朝'" style:font-family-asian="'ＭＳ 明朝'" style:font-family-complex="'ＭＳ 明朝'" fo:background-color="transparent" style:use-window-font-color="true"/>
    </style:style>
    <style:style style:name="T166"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67" style:family="text">
      <style:text-properties fo:font-size="9.00pt" fo:font-weight="normal" fo:font-family="'ＭＳ 明朝'" style:font-family-asian="'ＭＳ 明朝'" style:font-family-complex="'ＭＳ 明朝'" fo:background-color="transparent" style:use-window-font-color="true"/>
    </style:style>
    <style:style style:name="T168" style:family="text">
      <style:text-properties fo:font-size="11.00pt" fo:font-weight="normal" fo:font-family="'ＭＳ 明朝'" style:font-family-asian="'ＭＳ 明朝'" style:font-family-complex="'ＭＳ 明朝'" fo:background-color="transparent" style:use-window-font-color="true"/>
    </style:style>
    <style:style style:name="T169" style:family="text">
      <style:text-properties fo:font-size="9.00pt" fo:font-weight="normal" fo:font-family="'ＭＳ 明朝'" style:font-family-asian="'ＭＳ 明朝'" style:font-family-complex="'ＭＳ 明朝'" fo:background-color="transparent" style:use-window-font-color="true"/>
    </style:style>
    <style:style style:name="T170" style:family="text">
      <style:text-properties fo:font-size="11.00pt" fo:font-weight="normal" fo:font-family="'ＭＳ 明朝'" style:font-family-asian="'ＭＳ 明朝'" style:font-family-complex="'ＭＳ 明朝'" fo:background-color="transparent" style:use-window-font-color="true"/>
    </style:style>
    <style:style style:name="T171" style:family="text">
      <style:text-properties fo:font-size="10.00pt" fo:font-weight="bold"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172" style:family="text">
      <style:text-properties fo:font-size="10.00pt" fo:font-weight="bold" style:text-underline-mode="continuous" style:text-underline-type="single" style:text-underline-style="solid" style:text-underline-width="normal" fo:font-family="'ＭＳ ゴシック', 'MS Gothic'" style:font-family-asian="'ＭＳ ゴシック', 'MS Gothic'" style:font-family-complex="'ＭＳ ゴシック', 'MS Gothic'" fo:background-color="transparent" style:use-window-font-color="true"/>
    </style:style>
    <style:style style:name="T173" style:family="text">
      <style:text-properties fo:font-size="10.00pt" fo:font-weight="bold"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174" style:family="text">
      <style:text-properties fo:font-size="10.00pt" fo:font-weight="bold" style:text-underline-mode="continuous" style:text-underline-type="single" style:text-underline-style="solid" style:text-underline-width="normal" fo:font-family="'ＭＳ ゴシック', 'MS Gothic'" style:font-family-asian="'ＭＳ ゴシック', 'MS Gothic'" style:font-family-complex="'ＭＳ ゴシック', 'MS Gothic'" fo:background-color="transparent" style:use-window-font-color="true"/>
    </style:style>
    <style:style style:name="T175" style:family="text">
      <style:text-properties fo:font-size="10.00pt" fo:font-weight="bold"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176" style:family="text">
      <style:text-properties fo:font-size="10.00pt" fo:font-weight="bold" style:text-underline-mode="continuous" style:text-underline-type="single" style:text-underline-style="solid" style:text-underline-width="normal" fo:font-family="'ＭＳ ゴシック', 'MS Gothic'" style:font-family-asian="'ＭＳ ゴシック', 'MS Gothic'" style:font-family-complex="'ＭＳ ゴシック', 'MS Gothic'" fo:background-color="transparent" style:use-window-font-color="true"/>
    </style:style>
    <style:style style:name="T177" style:family="text">
      <style:text-properties fo:font-size="10.00pt" fo:font-weight="bold"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178" style:family="text">
      <style:text-properties fo:font-size="10.00pt" fo:font-weight="bold" style:text-underline-mode="continuous" style:text-underline-type="single" style:text-underline-style="solid" style:text-underline-width="normal" fo:font-family="'ＭＳ ゴシック', 'MS Gothic'" style:font-family-asian="'ＭＳ ゴシック', 'MS Gothic'" style:font-family-complex="'ＭＳ ゴシック', 'MS Gothic'" fo:background-color="transparent" style:use-window-font-color="true"/>
    </style:style>
    <style:style style:name="T179" style:family="text">
      <style:text-properties fo:font-size="10.00pt" fo:font-weight="bold"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180" style:family="text">
      <style:text-properties fo:font-size="10.00pt" fo:font-weight="bold" style:text-underline-mode="continuous" style:text-underline-type="single" style:text-underline-style="solid" style:text-underline-width="normal" fo:font-family="'ＭＳ ゴシック', 'MS Gothic'" style:font-family-asian="'ＭＳ ゴシック', 'MS Gothic'" style:font-family-complex="'ＭＳ ゴシック', 'MS Gothic'" fo:background-color="transparent" style:use-window-font-color="true"/>
    </style:style>
    <style:style style:name="T181" style:family="text">
      <style:text-properties fo:font-size="10.00pt" fo:font-weight="bold"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182" style:family="text">
      <style:text-properties fo:font-size="9.00pt" fo:font-weight="normal" fo:font-family="'ＭＳ 明朝'" style:font-family-asian="'ＭＳ 明朝'" style:font-family-complex="'ＭＳ 明朝'" fo:background-color="transparent" style:use-window-font-color="true"/>
    </style:style>
    <style:style style:name="T183"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84" style:family="text">
      <style:text-properties fo:font-size="9.00pt" fo:font-weight="normal" fo:font-family="'ＭＳ 明朝'" style:font-family-asian="'ＭＳ 明朝'" style:font-family-complex="'ＭＳ 明朝'" fo:background-color="transparent" style:use-window-font-color="true"/>
    </style:style>
    <style:style style:name="T185"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86" style:family="text">
      <style:text-properties fo:font-size="9.00pt" fo:font-weight="normal" fo:font-family="'ＭＳ 明朝'" style:font-family-asian="'ＭＳ 明朝'" style:font-family-complex="'ＭＳ 明朝'" fo:background-color="transparent" style:use-window-font-color="true"/>
    </style:style>
    <style:style style:name="T187" style:family="text">
      <style:text-properties fo:font-size="11.00pt" fo:font-weight="normal" fo:font-family="'ＭＳ 明朝'" style:font-family-asian="'ＭＳ 明朝'" style:font-family-complex="'ＭＳ 明朝'" fo:background-color="transparent" style:use-window-font-color="true"/>
    </style:style>
    <style:style style:name="T188" style:family="text">
      <style:text-properties fo:font-size="9.00pt" fo:font-weight="bold" fo:font-family="'ＭＳ 明朝'" style:font-family-asian="'ＭＳ 明朝'" style:font-family-complex="'ＭＳ 明朝'" fo:background-color="transparent" style:use-window-font-color="true"/>
    </style:style>
    <style:style style:name="T189" style:family="text">
      <style:text-properties fo:font-size="11.00pt" fo:font-weight="normal" fo:font-family="'ＭＳ 明朝'" style:font-family-asian="'ＭＳ 明朝'" style:font-family-complex="'ＭＳ 明朝'" fo:background-color="transparent" style:use-window-font-color="true"/>
    </style:style>
    <style:style style:name="T190" style:family="text">
      <style:text-properties fo:font-size="9.00pt" fo:font-weight="bold" fo:font-family="'ＭＳ 明朝'" style:font-family-asian="'ＭＳ 明朝'" style:font-family-complex="'ＭＳ 明朝'" fo:background-color="transparent" style:use-window-font-color="true"/>
    </style:style>
    <style:style style:name="T191" style:family="text">
      <style:text-properties fo:font-size="11.00pt" fo:font-weight="normal" fo:font-family="'ＭＳ 明朝'" style:font-family-asian="'ＭＳ 明朝'" style:font-family-complex="'ＭＳ 明朝'" fo:background-color="transparent" style:use-window-font-color="true"/>
    </style:style>
    <style:style style:name="T192" style:family="text">
      <style:text-properties fo:font-size="9.00pt" fo:font-weight="bold" fo:font-family="'ＭＳ 明朝'" style:font-family-asian="'ＭＳ 明朝'" style:font-family-complex="'ＭＳ 明朝'" fo:background-color="transparent" style:use-window-font-color="true"/>
    </style:style>
    <style:style style:name="T193" style:family="text">
      <style:text-properties fo:font-size="11.00pt" fo:font-weight="normal" fo:font-family="'ＭＳ 明朝'" style:font-family-asian="'ＭＳ 明朝'" style:font-family-complex="'ＭＳ 明朝'" fo:background-color="transparent" style:use-window-font-color="true"/>
    </style:style>
    <style:style style:name="T194" style:family="text">
      <style:text-properties fo:font-size="9.00pt" fo:font-weight="bold" fo:font-family="'ＭＳ 明朝'" style:font-family-asian="'ＭＳ 明朝'" style:font-family-complex="'ＭＳ 明朝'" fo:background-color="transparent" style:use-window-font-color="true"/>
    </style:style>
    <style:style style:name="T195" style:family="text">
      <style:text-properties fo:font-size="11.00pt" fo:font-weight="normal" fo:font-family="'ＭＳ 明朝'" style:font-family-asian="'ＭＳ 明朝'" style:font-family-complex="'ＭＳ 明朝'" fo:background-color="transparent" style:use-window-font-color="true"/>
    </style:style>
    <style:style style:name="T196" style:family="text">
      <style:text-properties fo:font-size="9.00pt" fo:font-weight="bold" fo:font-family="'ＭＳ 明朝'" style:font-family-asian="'ＭＳ 明朝'" style:font-family-complex="'ＭＳ 明朝'" fo:background-color="transparent" style:use-window-font-color="true"/>
    </style:style>
    <style:style style:name="T197" style:family="text">
      <style:text-properties fo:font-size="11.00pt" fo:font-weight="normal" fo:font-family="'ＭＳ 明朝'" style:font-family-asian="'ＭＳ 明朝'" style:font-family-complex="'ＭＳ 明朝'" fo:background-color="transparent" style:use-window-font-color="true"/>
    </style:style>
    <style:style style:name="T198"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199" style:family="text">
      <style:text-properties fo:font-size="9.00pt" fo:font-weight="normal" fo:font-family="'ＭＳ 明朝'" style:font-family-asian="'ＭＳ 明朝'" style:font-family-complex="'ＭＳ 明朝'" fo:background-color="transparent" style:use-window-font-color="true"/>
    </style:style>
    <style:style style:name="T200"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201" style:family="text">
      <style:text-properties fo:font-size="9.00pt" fo:font-weight="normal" fo:font-family="'ＭＳ 明朝'" style:font-family-asian="'ＭＳ 明朝'" style:font-family-complex="'ＭＳ 明朝'" fo:background-color="transparent" style:use-window-font-color="true"/>
    </style:style>
    <style:style style:name="T202"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203" style:family="text">
      <style:text-properties fo:font-size="9.00pt" fo:font-weight="normal" fo:font-family="'ＭＳ 明朝'" style:font-family-asian="'ＭＳ 明朝'" style:font-family-complex="'ＭＳ 明朝'" fo:background-color="transparent" style:use-window-font-color="true"/>
    </style:style>
    <style:style style:name="T204"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205" style:family="text">
      <style:text-properties fo:font-size="9.00pt" fo:font-weight="normal" fo:font-family="'ＭＳ 明朝'" style:font-family-asian="'ＭＳ 明朝'" style:font-family-complex="'ＭＳ 明朝'" fo:background-color="transparent" style:use-window-font-color="true"/>
    </style:style>
    <style:style style:name="T206" style:family="text">
      <style:text-properties fo:font-size="11.00pt" fo:font-weight="normal" fo:font-family="'ＭＳ 明朝'" style:font-family-asian="'ＭＳ 明朝'" style:font-family-complex="'ＭＳ 明朝'" fo:background-color="transparent" style:use-window-font-color="true"/>
    </style:style>
    <style:style style:name="T207" style:family="text">
      <style:text-properties fo:font-size="9.00pt" fo:font-weight="bold" fo:font-family="'ＭＳ 明朝'" style:font-family-asian="'ＭＳ 明朝'" style:font-family-complex="'ＭＳ 明朝'" fo:background-color="transparent" style:use-window-font-color="true"/>
    </style:style>
    <style:style style:name="T208" style:family="text">
      <style:text-properties fo:font-size="9.00pt" fo:font-weight="normal" fo:font-family="'ＭＳ 明朝'" style:font-family-asian="'ＭＳ 明朝'" style:font-family-complex="'ＭＳ 明朝'" fo:background-color="transparent" style:use-window-font-color="true"/>
    </style:style>
    <style:style style:name="T209"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210" style:family="text">
      <style:text-properties fo:font-size="9.00pt" fo:font-weight="normal" fo:font-family="'ＭＳ 明朝'" style:font-family-asian="'ＭＳ 明朝'" style:font-family-complex="'ＭＳ 明朝'" fo:background-color="transparent" style:use-window-font-color="true"/>
    </style:style>
    <style:style style:name="T211" style:family="text">
      <style:text-properties fo:font-size="11.00pt" fo:font-weight="normal" fo:font-family="'ＭＳ 明朝'" style:font-family-asian="'ＭＳ 明朝'" style:font-family-complex="'ＭＳ 明朝'" fo:background-color="transparent" style:use-window-font-color="true"/>
    </style:style>
    <style:style style:name="T212"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213" style:family="text">
      <style:text-properties fo:font-size="9.00pt" fo:font-weight="normal" fo:font-family="'ＭＳ 明朝'" style:font-family-asian="'ＭＳ 明朝'" style:font-family-complex="'ＭＳ 明朝'" fo:background-color="transparent" style:use-window-font-color="true"/>
    </style:style>
    <style:style style:name="T214"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215" style:family="text">
      <style:text-properties fo:font-size="9.00pt" fo:font-weight="normal" fo:font-family="'ＭＳ 明朝'" style:font-family-asian="'ＭＳ 明朝'" style:font-family-complex="'ＭＳ 明朝'" fo:background-color="transparent" style:use-window-font-color="true"/>
    </style:style>
    <style:style style:name="T216"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217" style:family="text">
      <style:text-properties fo:font-size="9.00pt" fo:font-weight="normal" fo:font-family="'ＭＳ 明朝'" style:font-family-asian="'ＭＳ 明朝'" style:font-family-complex="'ＭＳ 明朝'" fo:background-color="transparent" style:use-window-font-color="true"/>
    </style:style>
    <style:style style:name="T218"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219" style:family="text">
      <style:text-properties fo:font-size="9.00pt" fo:font-weight="normal" fo:font-family="'ＭＳ 明朝'" style:font-family-asian="'ＭＳ 明朝'" style:font-family-complex="'ＭＳ 明朝'" fo:background-color="transparent" style:use-window-font-color="true"/>
    </style:style>
    <style:style style:name="T220" style:family="text">
      <style:text-properties fo:font-size="11.00pt" fo:font-weight="normal" fo:font-family="'ＭＳ 明朝'" style:font-family-asian="'ＭＳ 明朝'" style:font-family-complex="'ＭＳ 明朝'" fo:background-color="transparent" style:use-window-font-color="true"/>
    </style:style>
    <style:style style:name="T221" style:family="text">
      <style:text-properties fo:font-size="9.00pt" fo:font-weight="bold" fo:font-family="'ＭＳ 明朝'" style:font-family-asian="'ＭＳ 明朝'" style:font-family-complex="'ＭＳ 明朝'" fo:background-color="transparent" style:use-window-font-color="true"/>
    </style:style>
    <style:style style:name="T222" style:family="text">
      <style:text-properties fo:font-size="9.00pt" fo:font-weight="bold" fo:font-family="'ＭＳ ゴシック', 'MS Gothic'" style:font-family-asian="'ＭＳ ゴシック', 'MS Gothic'" style:font-family-complex="'ＭＳ ゴシック', 'MS Gothic'" fo:background-color="transparent" style:use-window-font-color="true"/>
    </style:style>
    <style:style style:name="T223" style:family="text">
      <style:text-properties fo:font-size="9.00pt" fo:font-weight="bold" fo:font-family="'ＭＳ 明朝'" style:font-family-asian="'ＭＳ 明朝'" style:font-family-complex="'ＭＳ 明朝'" fo:background-color="transparent" style:use-window-font-color="true"/>
    </style:style>
    <style:style style:name="T224" style:family="text">
      <style:text-properties fo:font-size="11.00pt" fo:font-weight="normal" fo:font-family="'ＭＳ 明朝'" style:font-family-asian="'ＭＳ 明朝'" style:font-family-complex="'ＭＳ 明朝'" fo:background-color="transparent" style:use-window-font-color="true"/>
    </style:style>
    <style:style style:name="T225" style:family="text">
      <style:text-properties fo:font-size="9.00pt" fo:font-weight="normal" fo:font-family="'ＭＳ 明朝'" style:font-family-asian="'ＭＳ 明朝'" style:font-family-complex="'ＭＳ 明朝'" fo:background-color="transparent" style:use-window-font-color="true"/>
    </style:style>
    <style:style style:name="T226"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227" style:family="text">
      <style:text-properties fo:font-size="9.00pt" fo:font-weight="normal" fo:font-family="'ＭＳ 明朝'" style:font-family-asian="'ＭＳ 明朝'" style:font-family-complex="'ＭＳ 明朝'" fo:background-color="transparent" style:use-window-font-color="true"/>
    </style:style>
    <style:style style:name="T228"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229" style:family="text">
      <style:text-properties fo:font-size="9.00pt" fo:font-weight="normal" fo:font-family="'ＭＳ 明朝'" style:font-family-asian="'ＭＳ 明朝'" style:font-family-complex="'ＭＳ 明朝'" fo:background-color="transparent" style:use-window-font-color="true"/>
    </style:style>
    <style:style style:name="T230"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231" style:family="text">
      <style:text-properties fo:font-size="9.00pt" fo:font-weight="normal" fo:font-family="'ＭＳ 明朝'" style:font-family-asian="'ＭＳ 明朝'" style:font-family-complex="'ＭＳ 明朝'" fo:background-color="transparent" style:use-window-font-color="true"/>
    </style:style>
    <style:style style:name="T232"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233" style:family="text">
      <style:text-properties fo:font-size="9.00pt" fo:font-weight="normal" fo:font-family="'ＭＳ 明朝'" style:font-family-asian="'ＭＳ 明朝'" style:font-family-complex="'ＭＳ 明朝'" fo:background-color="transparent" style:use-window-font-color="true"/>
    </style:style>
    <style:style style:name="T234" style:family="text">
      <style:text-properties fo:font-size="11.00pt" fo:font-weight="normal" fo:font-family="'ＭＳ 明朝'" style:font-family-asian="'ＭＳ 明朝'" style:font-family-complex="'ＭＳ 明朝'" fo:background-color="transparent" style:use-window-font-color="true"/>
    </style:style>
    <style:style style:name="T235" style:family="text">
      <style:text-properties fo:font-size="9.00pt" fo:font-weight="normal" fo:font-family="'ＭＳ 明朝'" style:font-family-asian="'ＭＳ 明朝'" style:font-family-complex="'ＭＳ 明朝'" fo:background-color="transparent" style:use-window-font-color="true"/>
    </style:style>
    <style:style style:name="T236" style:family="text">
      <style:text-properties fo:font-size="11.00pt" fo:font-weight="normal" fo:font-family="'ＭＳ 明朝'" style:font-family-asian="'ＭＳ 明朝'" style:font-family-complex="'ＭＳ 明朝'" fo:background-color="transparent" style:use-window-font-color="true"/>
    </style:style>
    <style:style style:name="T237" style:family="text">
      <style:text-properties fo:font-size="9.00pt" fo:font-weight="normal" fo:font-family="'ＭＳ 明朝'" style:font-family-asian="'ＭＳ 明朝'" style:font-family-complex="'ＭＳ 明朝'" fo:background-color="transparent" style:use-window-font-color="true"/>
    </style:style>
    <style:style style:name="T238"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239" style:family="text">
      <style:text-properties fo:font-size="9.00pt" fo:font-weight="normal" fo:font-family="'ＭＳ 明朝'" style:font-family-asian="'ＭＳ 明朝'" style:font-family-complex="'ＭＳ 明朝'" fo:background-color="transparent" style:use-window-font-color="true"/>
    </style:style>
    <style:style style:name="T240"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241" style:family="text">
      <style:text-properties fo:font-size="9.00pt" fo:font-weight="normal" fo:font-family="'ＭＳ 明朝'" style:font-family-asian="'ＭＳ 明朝'" style:font-family-complex="'ＭＳ 明朝'" fo:background-color="transparent" style:use-window-font-color="true"/>
    </style:style>
    <style:style style:name="T242"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243" style:family="text">
      <style:text-properties fo:font-size="9.00pt" fo:font-weight="normal" fo:font-family="'ＭＳ 明朝'" style:font-family-asian="'ＭＳ 明朝'" style:font-family-complex="'ＭＳ 明朝'" fo:background-color="transparent" style:use-window-font-color="true"/>
    </style:style>
    <style:style style:name="T244"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245" style:family="text">
      <style:text-properties fo:font-size="9.00pt" fo:font-weight="normal" fo:font-family="'ＭＳ 明朝'" style:font-family-asian="'ＭＳ 明朝'" style:font-family-complex="'ＭＳ 明朝'" fo:background-color="transparent" style:use-window-font-color="true"/>
    </style:style>
    <style:style style:name="T246"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247" style:family="text">
      <style:text-properties fo:font-size="9.00pt" fo:font-weight="normal" fo:font-family="'ＭＳ 明朝'" style:font-family-asian="'ＭＳ 明朝'" style:font-family-complex="'ＭＳ 明朝'" fo:background-color="transparent" style:use-window-font-color="true"/>
    </style:style>
    <style:style style:name="T248"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249" style:family="text">
      <style:text-properties fo:font-size="11.00pt" fo:font-weight="normal" fo:font-family="'ＭＳ 明朝'" style:font-family-asian="'ＭＳ 明朝'" style:font-family-complex="'ＭＳ 明朝'" fo:background-color="transparent" style:use-window-font-color="true"/>
    </style:style>
    <style:style style:name="T250" style:family="text">
      <style:text-properties fo:font-size="9.00pt" fo:font-weight="normal" fo:font-family="'ＭＳ 明朝'" style:font-family-asian="'ＭＳ 明朝'" style:font-family-complex="'ＭＳ 明朝'" fo:background-color="transparent" style:use-window-font-color="true"/>
    </style:style>
    <style:style style:name="T251" style:family="text">
      <style:text-properties fo:font-size="9.00pt" fo:font-weight="normal" fo:font-family="'ＭＳ ゴシック', 'MS Gothic'" style:font-family-asian="'ＭＳ ゴシック', 'MS Gothic'" style:font-family-complex="'ＭＳ ゴシック', 'MS Gothic'" fo:background-color="transparent" style:use-window-font-color="true"/>
    </style:style>
    <style:style style:name="T252" style:family="text">
      <style:text-properties fo:font-size="9.00pt" fo:font-weight="normal" fo:font-family="'ＭＳ 明朝'" style:font-family-asian="'ＭＳ 明朝'" style:font-family-complex="'ＭＳ 明朝'" fo:background-color="transparent" style:use-window-font-color="true"/>
    </style:style>
    <style:style style:name="T253" style:family="text">
      <style:text-properties fo:font-size="11.00pt" fo:font-weight="normal" fo:font-family="'ＭＳ 明朝'" style:font-family-asian="'ＭＳ 明朝'" style:font-family-complex="'ＭＳ 明朝'" fo:background-color="transparent" style:use-window-font-color="true"/>
    </style:style>
    <style:style style:name="T254" style:family="text">
      <style:text-properties fo:font-size="10.00pt" fo:font-weight="bold" fo:font-family="'ＭＳ 明朝'" style:font-family-asian="'ＭＳ 明朝'" style:font-family-complex="'ＭＳ 明朝'" fo:background-color="transparent" style:use-window-font-color="true"/>
    </style:style>
    <style:style style:name="T255" style:family="text">
      <style:text-properties fo:font-size="10.00pt" fo:font-weight="bold" fo:font-family="'ＭＳ ゴシック', 'MS Gothic'" style:font-family-asian="'ＭＳ ゴシック', 'MS Gothic'" style:font-family-complex="'ＭＳ ゴシック', 'MS Gothic'" fo:background-color="transparent" style:use-window-font-color="true"/>
    </style:style>
    <style:style style:name="T256" style:family="text">
      <style:text-properties fo:font-size="10.00pt" fo:font-weight="bold" fo:font-family="'ＭＳ 明朝'" style:font-family-asian="'ＭＳ 明朝'" style:font-family-complex="'ＭＳ 明朝'" fo:background-color="transparent" style:use-window-font-color="true"/>
    </style:style>
    <style:style style:name="T257" style:family="text">
      <style:text-properties fo:font-size="10.00pt" fo:font-weight="bold" fo:font-family="'ＭＳ ゴシック', 'MS Gothic'" style:font-family-asian="'ＭＳ ゴシック', 'MS Gothic'" style:font-family-complex="'ＭＳ ゴシック', 'MS Gothic'" fo:background-color="transparent" style:use-window-font-color="true"/>
    </style:style>
    <style:style style:name="T258" style:family="text">
      <style:text-properties fo:font-size="10.00pt" fo:font-weight="bold" fo:font-family="'ＭＳ 明朝'" style:font-family-asian="'ＭＳ 明朝'" style:font-family-complex="'ＭＳ 明朝'" fo:background-color="transparent" style:use-window-font-color="true"/>
    </style:style>
    <style:style style:name="T259" style:family="text">
      <style:text-properties fo:font-size="10.00pt" fo:font-weight="normal" fo:font-family="'ＭＳ 明朝'" style:font-family-asian="'ＭＳ 明朝'" style:font-family-complex="'ＭＳ 明朝'" fo:background-color="transparent" style:use-window-font-color="true"/>
    </style:style>
    <style:style style:name="T260"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261" style:family="text">
      <style:text-properties fo:font-size="10.00pt" fo:font-weight="normal" fo:font-family="'ＭＳ 明朝'" style:font-family-asian="'ＭＳ 明朝'" style:font-family-complex="'ＭＳ 明朝'" fo:background-color="transparent" style:use-window-font-color="true"/>
    </style:style>
    <style:style style:name="T262"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263" style:family="text">
      <style:text-properties fo:font-size="10.00pt" fo:font-weight="normal" fo:font-family="'ＭＳ 明朝'" style:font-family-asian="'ＭＳ 明朝'" style:font-family-complex="'ＭＳ 明朝'" fo:background-color="transparent" style:use-window-font-color="true"/>
    </style:style>
    <style:style style:name="T264"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265" style:family="text">
      <style:text-properties fo:font-size="10.00pt" fo:font-weight="normal" fo:font-family="'ＭＳ 明朝'" style:font-family-asian="'ＭＳ 明朝'" style:font-family-complex="'ＭＳ 明朝'" fo:background-color="transparent" style:use-window-font-color="true"/>
    </style:style>
    <style:style style:name="T266"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267" style:family="text">
      <style:text-properties fo:font-size="10.00pt" fo:font-weight="normal" fo:font-family="'ＭＳ 明朝'" style:font-family-asian="'ＭＳ 明朝'" style:font-family-complex="'ＭＳ 明朝'" fo:background-color="transparent" style:use-window-font-color="true"/>
    </style:style>
    <style:style style:name="T268"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269" style:family="text">
      <style:text-properties fo:font-size="10.00pt" fo:font-weight="normal" fo:font-family="'ＭＳ 明朝'" style:font-family-asian="'ＭＳ 明朝'" style:font-family-complex="'ＭＳ 明朝'" fo:background-color="transparent" style:use-window-font-color="true"/>
    </style:style>
    <style:style style:name="T270"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271" style:family="text">
      <style:text-properties fo:font-size="10.00pt" fo:font-weight="normal" fo:font-family="'ＭＳ 明朝'" style:font-family-asian="'ＭＳ 明朝'" style:font-family-complex="'ＭＳ 明朝'" fo:background-color="transparent" style:use-window-font-color="true"/>
    </style:style>
    <style:style style:name="T272"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273" style:family="text">
      <style:text-properties fo:font-size="10.00pt" fo:font-weight="normal" fo:font-family="'ＭＳ 明朝'" style:font-family-asian="'ＭＳ 明朝'" style:font-family-complex="'ＭＳ 明朝'" fo:background-color="transparent" style:use-window-font-color="true"/>
    </style:style>
    <style:style style:name="T274"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275" style:family="text">
      <style:text-properties fo:font-size="10.00pt" fo:font-weight="normal" fo:font-family="'ＭＳ 明朝'" style:font-family-asian="'ＭＳ 明朝'" style:font-family-complex="'ＭＳ 明朝'" fo:background-color="transparent" style:use-window-font-color="true"/>
    </style:style>
    <style:style style:name="T276"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277" style:family="text">
      <style:text-properties fo:font-size="10.00pt" fo:font-weight="normal" fo:font-family="'ＭＳ 明朝'" style:font-family-asian="'ＭＳ 明朝'" style:font-family-complex="'ＭＳ 明朝'" fo:background-color="transparent" style:use-window-font-color="true"/>
    </style:style>
    <style:style style:name="T278"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279" style:family="text">
      <style:text-properties fo:font-size="11.00pt" fo:font-weight="normal" fo:font-family="'ＭＳ 明朝'" style:font-family-asian="'ＭＳ 明朝'" style:font-family-complex="'ＭＳ 明朝'" fo:background-color="transparent" style:use-window-font-color="true"/>
    </style:style>
    <style:style style:name="T280" style:family="text">
      <style:text-properties fo:font-size="10.00pt" fo:font-weight="bold" fo:font-family="'ＭＳ 明朝'" style:font-family-asian="'ＭＳ 明朝'" style:font-family-complex="'ＭＳ 明朝'" fo:background-color="transparent" style:use-window-font-color="true"/>
    </style:style>
    <style:style style:name="T281" style:family="text">
      <style:text-properties fo:font-size="10.00pt" fo:font-weight="bold" fo:font-family="'ＭＳ ゴシック', 'MS Gothic'" style:font-family-asian="'ＭＳ ゴシック', 'MS Gothic'" style:font-family-complex="'ＭＳ ゴシック', 'MS Gothic'" fo:background-color="transparent" style:use-window-font-color="true"/>
    </style:style>
    <style:style style:name="T282" style:family="text">
      <style:text-properties fo:font-size="10.00pt" fo:font-weight="bold"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283" style:family="text">
      <style:text-properties fo:font-size="10.00pt" fo:font-weight="normal" fo:font-family="'ＭＳ 明朝'" style:font-family-asian="'ＭＳ 明朝'" style:font-family-complex="'ＭＳ 明朝'" fo:background-color="transparent" style:use-window-font-color="true"/>
    </style:style>
    <style:style style:name="T284" style:family="text">
      <style:text-properties fo:font-size="11.00pt" fo:font-weight="normal" fo:font-family="'ＭＳ 明朝'" style:font-family-asian="'ＭＳ 明朝'" style:font-family-complex="'ＭＳ 明朝'" fo:background-color="transparent" style:use-window-font-color="true"/>
    </style:style>
    <style:style style:name="T285" style:family="text">
      <style:text-properties fo:font-size="10.00pt" fo:font-weight="bold"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286" style:family="text">
      <style:text-properties fo:font-size="10.00pt" fo:font-weight="normal" fo:font-family="'ＭＳ 明朝'" style:font-family-asian="'ＭＳ 明朝'" style:font-family-complex="'ＭＳ 明朝'" fo:background-color="transparent" style:use-window-font-color="true"/>
    </style:style>
    <style:style style:name="T287"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288" style:family="text">
      <style:text-properties fo:font-size="10.00pt" fo:font-weight="normal" fo:font-family="'ＭＳ 明朝'" style:font-family-asian="'ＭＳ 明朝'" style:font-family-complex="'ＭＳ 明朝'" fo:background-color="transparent" style:use-window-font-color="true"/>
    </style:style>
    <style:style style:name="T289" style:family="text">
      <style:text-properties fo:font-size="11.00pt" fo:font-weight="normal" fo:font-family="'ＭＳ 明朝'" style:font-family-asian="'ＭＳ 明朝'" style:font-family-complex="'ＭＳ 明朝'" fo:background-color="transparent" style:use-window-font-color="true"/>
    </style:style>
    <style:style style:name="T290" style:family="text">
      <style:text-properties fo:font-size="10.00pt" fo:font-weight="bold"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291" style:family="text">
      <style:text-properties fo:font-size="10.00pt" fo:font-weight="normal" fo:font-family="'ＭＳ 明朝'" style:font-family-asian="'ＭＳ 明朝'" style:font-family-complex="'ＭＳ 明朝'" fo:background-color="transparent" style:use-window-font-color="true"/>
    </style:style>
    <style:style style:name="T292"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293" style:family="text">
      <style:text-properties fo:font-size="10.00pt" fo:font-weight="normal" fo:font-family="'ＭＳ 明朝'" style:font-family-asian="'ＭＳ 明朝'" style:font-family-complex="'ＭＳ 明朝'" fo:background-color="transparent" style:use-window-font-color="true"/>
    </style:style>
    <style:style style:name="T294"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295" style:family="text">
      <style:text-properties fo:font-size="10.00pt" fo:font-weight="normal" fo:font-family="'ＭＳ 明朝'" style:font-family-asian="'ＭＳ 明朝'" style:font-family-complex="'ＭＳ 明朝'" fo:background-color="transparent" style:use-window-font-color="true"/>
    </style:style>
    <style:style style:name="T296" style:family="text">
      <style:text-properties fo:font-size="10.00pt" fo:font-weight="normal" fo:font-family="'ＭＳ ゴシック', 'MS Gothic'" style:font-family-asian="'ＭＳ ゴシック', 'MS Gothic'" style:font-family-complex="'ＭＳ ゴシック', 'MS Gothic'" fo:background-color="transparent" style:use-window-font-color="true"/>
    </style:style>
    <style:style style:name="T297" style:family="text">
      <style:text-properties fo:font-size="10.00pt" fo:font-weight="normal" fo:font-family="'ＭＳ 明朝'" style:font-family-asian="'ＭＳ 明朝'" style:font-family-complex="'ＭＳ 明朝'" fo:background-color="transparent" style:use-window-font-color="true"/>
    </style:style>
    <style:style style:name="T298" style:family="text">
      <style:text-properties fo:font-size="11.00pt" fo:font-weight="normal" fo:font-family="'ＭＳ 明朝'" style:font-family-asian="'ＭＳ 明朝'" style:font-family-complex="'ＭＳ 明朝'" fo:background-color="transparent" style:use-window-font-color="true"/>
    </style:style>
    <style:style style:name="T299" style:family="text">
      <style:text-properties fo:font-size="10.00pt" fo:font-weight="normal" fo:font-family="'ＭＳ 明朝'" style:font-family-asian="'ＭＳ 明朝'" style:font-family-complex="'ＭＳ 明朝'" fo:background-color="transparent" style:use-window-font-color="true"/>
    </style:style>
    <style:style style:name="T300" style:family="text">
      <style:text-properties fo:font-size="11.00pt" fo:font-weight="normal" fo:font-family="'ＭＳ 明朝'" style:font-family-asian="'ＭＳ 明朝'" style:font-family-complex="'ＭＳ 明朝'" fo:background-color="transparent" style:use-window-font-color="true"/>
    </style:style>
    <style:style style:name="T301" style:family="text">
      <style:text-properties fo:font-size="10.00pt" fo:font-weight="normal" fo:font-family="'ＭＳ 明朝'" style:font-family-asian="'ＭＳ 明朝'" style:font-family-complex="'ＭＳ 明朝'"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right"/>
    </style:style>
    <style:style style:name="P3" style:family="paragraph">
      <style:paragraph-properties fo:line-height="100.00%" fo:text-align="justify"/>
    </style:style>
    <style:style style:name="P4" style:family="paragraph">
      <style:paragraph-properties fo:line-height="100.00%" fo:text-align="left" fo:margin-left="5.00pt" fo:text-indent="-5.00pt">
        <style:tab-stops>
          <style:tab-stop style:position="139.00pt"/>
          <style:tab-stop style:position="3400.30pt"/>
        </style:tab-stops>
      </style:paragraph-properties>
    </style:style>
    <style:style style:name="P5" style:family="paragraph">
      <style:paragraph-properties fo:line-height="100.00%" fo:text-align="center"/>
    </style:style>
    <style:style style:name="P6" style:family="paragraph">
      <style:paragraph-properties fo:line-height="100.00%" fo:text-align="left" fo:margin-left="5.00pt" fo:text-indent="-5.00pt">
        <style:tab-stops>
          <style:tab-stop style:position="139.00pt"/>
          <style:tab-stop style:position="3400.30pt"/>
        </style:tab-stops>
      </style:paragraph-properties>
    </style:style>
    <style:style style:name="P7" style:family="paragraph">
      <style:paragraph-properties fo:line-height="100.00%" fo:text-align="left" fo:margin-left="5.00pt" fo:text-indent="-5.00pt">
        <style:tab-stops>
          <style:tab-stop style:position="139.00pt"/>
          <style:tab-stop style:position="3400.30pt"/>
        </style:tab-stops>
      </style:paragraph-properties>
    </style:style>
    <style:style style:name="P8" style:family="paragraph">
      <style:paragraph-properties fo:line-height="100.00%" fo:text-align="justify"/>
    </style:style>
    <style:style style:name="P9" style:family="paragraph">
      <style:paragraph-properties fo:line-height="100.00%" fo:text-align="left" fo:margin-left="5.00pt" fo:text-indent="-5.00pt">
        <style:tab-stops>
          <style:tab-stop style:position="139.00pt"/>
          <style:tab-stop style:position="3400.30pt"/>
        </style:tab-stops>
      </style:paragraph-properties>
    </style:style>
    <style:style style:name="P10" style:family="paragraph">
      <style:paragraph-properties fo:line-height="100.00%" fo:text-align="justify"/>
    </style:style>
    <style:style style:name="P11" style:family="paragraph">
      <style:paragraph-properties fo:line-height="100.00%" fo:text-align="left" fo:margin-left="5.00pt" fo:text-indent="-5.00pt">
        <style:tab-stops>
          <style:tab-stop style:position="139.00pt"/>
          <style:tab-stop style:position="3400.30pt"/>
        </style:tab-stops>
      </style:paragraph-properties>
    </style:style>
    <style:style style:name="P12" style:family="paragraph">
      <style:paragraph-properties fo:line-height="100.00%" fo:text-align="justify"/>
    </style:style>
    <style:style style:name="P13" style:family="paragraph">
      <style:paragraph-properties fo:line-height="100.00%" fo:text-align="justify" fo:margin-left="0.00pt" fo:text-indent="10.50pt"/>
    </style:style>
    <style:style style:name="P14" style:family="paragraph">
      <style:paragraph-properties fo:line-height="100.00%" fo:text-align="left" fo:margin-left="5.00pt" fo:text-indent="-5.00pt">
        <style:tab-stops>
          <style:tab-stop style:position="57.05pt"/>
          <style:tab-stop style:position="3400.30pt"/>
          <style:tab-stop style:position="54115.05pt" style:char="." style:type="char"/>
          <style:tab-stop style:position="10491.00pt" style:type="center"/>
          <style:tab-stop style:position="174.45pt"/>
        </style:tab-stops>
      </style:paragraph-properties>
    </style:style>
    <style:style style:name="P15" style:family="paragraph">
      <style:paragraph-properties fo:line-height="100.00%" fo:text-align="center"/>
    </style:style>
    <style:style style:name="P16" style:family="paragraph">
      <style:paragraph-properties fo:line-height="100.00%" fo:text-align="left" fo:margin-left="5.00pt" fo:text-indent="-5.00pt">
        <style:tab-stops>
          <style:tab-stop style:position="57.05pt"/>
          <style:tab-stop style:position="3400.30pt"/>
          <style:tab-stop style:position="54115.05pt" style:char="." style:type="char"/>
          <style:tab-stop style:position="10491.00pt" style:type="center"/>
          <style:tab-stop style:position="174.45pt"/>
        </style:tab-stops>
      </style:paragraph-properties>
    </style:style>
    <style:style style:name="P17" style:family="paragraph">
      <style:paragraph-properties fo:line-height="100.00%" fo:text-align="left" fo:margin-left="5.00pt" fo:text-indent="-5.00pt">
        <style:tab-stops>
          <style:tab-stop style:position="57.05pt"/>
          <style:tab-stop style:position="3400.30pt"/>
          <style:tab-stop style:position="421116.65pt" style:type="right"/>
          <style:tab-stop style:position="72084.60pt"/>
          <style:tab-stop style:position="174.45pt"/>
        </style:tab-stops>
      </style:paragraph-properties>
    </style:style>
    <style:style style:name="P18" style:family="paragraph">
      <style:paragraph-properties fo:line-height="100.00%" fo:text-align="justify"/>
    </style:style>
    <style:style style:name="P19" style:family="paragraph">
      <style:paragraph-properties fo:line-height="100.00%" fo:text-align="left" fo:margin-left="5.00pt" fo:text-indent="-5.00pt">
        <style:tab-stops>
          <style:tab-stop style:position="57.05pt"/>
          <style:tab-stop style:position="3400.30pt"/>
          <style:tab-stop style:position="421116.65pt" style:type="right"/>
          <style:tab-stop style:position="72084.60pt"/>
          <style:tab-stop style:position="174.45pt"/>
        </style:tab-stops>
      </style:paragraph-properties>
    </style:style>
    <style:style style:name="P20" style:family="paragraph">
      <style:paragraph-properties fo:line-height="100.00%" fo:text-align="justify"/>
    </style:style>
    <style:style style:name="P21" style:family="paragraph">
      <style:paragraph-properties fo:line-height="100.00%" fo:text-align="justify">
        <style:tab-stops>
          <style:tab-stop style:position="212.60pt" style:type="center"/>
          <style:tab-stop style:position="425.20pt" style:type="right"/>
        </style:tab-stops>
      </style:paragraph-properties>
    </style:style>
    <style:style style:name="P22" style:family="paragraph">
      <style:paragraph-properties fo:line-height="100.00%" fo:text-align="justify"/>
    </style:style>
    <style:style style:name="P23" style:family="paragraph">
      <style:paragraph-properties fo:line-height="100.00%" fo:text-align="left" fo:margin-left="5.00pt" fo:text-indent="-5.00pt">
        <style:tab-stops>
          <style:tab-stop style:position="57.05pt"/>
          <style:tab-stop style:position="3400.30pt"/>
          <style:tab-stop style:position="421116.65pt" style:type="right"/>
          <style:tab-stop style:position="72084.60pt"/>
          <style:tab-stop style:position="174.45pt"/>
        </style:tab-stops>
      </style:paragraph-properties>
    </style:style>
    <style:style style:name="P24" style:family="paragraph">
      <style:paragraph-properties fo:line-height="100.00%" fo:text-align="justify"/>
    </style:style>
    <style:style style:name="P25" style:family="paragraph">
      <style:paragraph-properties fo:line-height="100.00%" fo:text-align="left" fo:margin-left="5.00pt" fo:text-indent="-5.00pt">
        <style:tab-stops>
          <style:tab-stop style:position="57.05pt"/>
          <style:tab-stop style:position="3400.30pt"/>
          <style:tab-stop style:position="421116.65pt" style:type="right"/>
          <style:tab-stop style:position="72084.60pt"/>
          <style:tab-stop style:position="174.45pt"/>
        </style:tab-stops>
      </style:paragraph-properties>
    </style:style>
    <style:style style:name="P26" style:family="paragraph">
      <style:paragraph-properties fo:line-height="100.00%" fo:text-align="justify"/>
    </style:style>
    <style:style style:name="P27" style:family="paragraph">
      <style:paragraph-properties fo:line-height="100.00%" fo:text-align="justify" fo:margin-left="0.00pt" fo:text-indent="10.50pt"/>
    </style:style>
    <style:style style:name="P28" style:family="paragraph">
      <style:paragraph-properties fo:line-height="100.00%" fo:text-align="left" fo:margin-left="5.00pt" fo:text-indent="-5.00pt">
        <style:tab-stops>
          <style:tab-stop style:position="57.05pt"/>
          <style:tab-stop style:position="3400.30pt"/>
          <style:tab-stop style:position="54115.05pt" style:char="." style:type="char"/>
          <style:tab-stop style:position="10491.00pt" style:type="center"/>
          <style:tab-stop style:position="174.45pt"/>
        </style:tab-stops>
      </style:paragraph-properties>
    </style:style>
    <style:style style:name="P29" style:family="paragraph">
      <style:paragraph-properties fo:line-height="100.00%" fo:text-align="center"/>
    </style:style>
    <style:style style:name="P30" style:family="paragraph">
      <style:paragraph-properties fo:line-height="100.00%" fo:text-align="left" fo:margin-left="5.00pt" fo:text-indent="-5.00pt">
        <style:tab-stops>
          <style:tab-stop style:position="57.05pt"/>
          <style:tab-stop style:position="3400.30pt"/>
          <style:tab-stop style:position="54115.05pt" style:char="." style:type="char"/>
          <style:tab-stop style:position="10491.00pt" style:type="center"/>
          <style:tab-stop style:position="174.45pt"/>
        </style:tab-stops>
      </style:paragraph-properties>
    </style:style>
    <style:style style:name="P31" style:family="paragraph">
      <style:paragraph-properties fo:line-height="100.00%" fo:text-align="left" fo:margin-left="5.00pt" fo:text-indent="-5.00pt">
        <style:tab-stops>
          <style:tab-stop style:position="57.05pt"/>
          <style:tab-stop style:position="3400.30pt"/>
          <style:tab-stop style:position="421116.65pt" style:type="right"/>
          <style:tab-stop style:position="72084.60pt"/>
          <style:tab-stop style:position="174.45pt"/>
        </style:tab-stops>
      </style:paragraph-properties>
    </style:style>
    <style:style style:name="P32" style:family="paragraph">
      <style:paragraph-properties fo:line-height="100.00%" fo:text-align="justify"/>
    </style:style>
    <style:style style:name="P33" style:family="paragraph">
      <style:paragraph-properties fo:line-height="100.00%" fo:text-align="left" fo:margin-left="5.00pt" fo:text-indent="-5.00pt">
        <style:tab-stops>
          <style:tab-stop style:position="57.05pt"/>
          <style:tab-stop style:position="3400.30pt"/>
          <style:tab-stop style:position="421116.65pt" style:type="right"/>
          <style:tab-stop style:position="72084.60pt"/>
          <style:tab-stop style:position="174.45pt"/>
        </style:tab-stops>
      </style:paragraph-properties>
    </style:style>
    <style:style style:name="P34" style:family="paragraph">
      <style:paragraph-properties fo:line-height="100.00%" fo:text-align="left" fo:margin-left="5.00pt" fo:text-indent="-5.00pt">
        <style:tab-stops>
          <style:tab-stop style:position="57.05pt"/>
          <style:tab-stop style:position="3400.30pt"/>
          <style:tab-stop style:position="421116.65pt" style:type="right"/>
          <style:tab-stop style:position="72084.60pt"/>
          <style:tab-stop style:position="174.45pt"/>
        </style:tab-stops>
      </style:paragraph-properties>
    </style:style>
    <style:style style:name="P35" style:family="paragraph">
      <style:paragraph-properties fo:line-height="100.00%" fo:text-align="justify"/>
    </style:style>
    <style:style style:name="P36" style:family="paragraph">
      <style:paragraph-properties fo:line-height="100.00%" fo:text-align="left" fo:margin-left="5.00pt" fo:text-indent="-5.00pt">
        <style:tab-stops>
          <style:tab-stop style:position="57.05pt"/>
          <style:tab-stop style:position="3400.30pt"/>
          <style:tab-stop style:position="421116.65pt" style:type="right"/>
          <style:tab-stop style:position="72084.60pt"/>
          <style:tab-stop style:position="174.45pt"/>
        </style:tab-stops>
      </style:paragraph-properties>
    </style:style>
    <style:style style:name="P37" style:family="paragraph">
      <style:paragraph-properties fo:line-height="100.00%" fo:text-align="justify"/>
    </style:style>
    <style:style style:name="P38" style:family="paragraph">
      <style:paragraph-properties fo:line-height="100.00%" fo:text-align="justify" fo:margin-left="9.95pt" fo:text-indent="0.00pt"/>
    </style:style>
    <style:style style:name="P39" style:family="paragraph">
      <style:paragraph-properties fo:line-height="100.00%" fo:text-align="justify"/>
    </style:style>
    <style:style style:name="P40" style:family="paragraph">
      <style:paragraph-properties fo:line-height="100.00%" fo:text-align="justify" fo:margin-left="9.95pt" fo:text-indent="0.00pt"/>
    </style:style>
    <style:style style:name="P41" style:family="paragraph">
      <style:paragraph-properties fo:line-height="100.00%" fo:text-align="justify"/>
    </style:style>
    <style:style style:name="P42" style:family="paragraph">
      <style:paragraph-properties fo:line-height="100.00%" fo:text-align="justify" fo:margin-left="9.95pt" fo:text-indent="0.00pt"/>
    </style:style>
    <style:style style:name="P43" style:family="paragraph">
      <style:paragraph-properties fo:line-height="100.00%" fo:text-align="justify"/>
    </style:style>
    <style:style style:name="P44" style:family="paragraph">
      <style:paragraph-properties fo:line-height="100.00%" fo:text-align="right"/>
    </style:style>
    <style:style style:name="TableColumn0100" style:family="table-column">
      <style:table-column-properties style:column-width="2.000000in"/>
    </style:style>
    <style:style style:name="TableColumn0101" style:family="table-column">
      <style:table-column-properties style:column-width="4.718750in"/>
    </style:style>
    <style:style style:name="Table01" style:family="table">
      <style:table-properties style:width="6.71875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0694in solid #000000" fo:border-bottom="0.006944in solid #000000" fo:padding-left="0.069444in" fo:padding-right="0.069444in" fo:vertical-align="top" fo:background-color="#d9d9d9"/>
    </style:style>
    <style:style style:name="TableCell010001" style:family="table-cell">
      <style:table-cell-properties fo:border-top="0.006944in solid #000000" fo:border-left="0.006944in solid #000000" fo:border-right="0.006944in solid #000000" fo:border-bottom="0.006944in solid #000000" fo:padding-left="0.069444in" fo:padding-right="0.069444in" fo:vertical-align="top" fo:background-color="#d9d9d9"/>
    </style:style>
    <style:style style:name="TableRow0101" style:family="table-row">
      <style:table-row-properties/>
    </style:style>
    <style:style style:name="TableCell010100"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69444in" fo:padding-right="0.069444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69444in" fo:padding-right="0.069444in" fo:vertical-align="top" fo:background-color="#ffffff"/>
    </style:style>
    <style:style style:name="TableColumn0200" style:family="table-column">
      <style:table-column-properties style:column-width="0.861806in"/>
    </style:style>
    <style:style style:name="TableColumn0201" style:family="table-column">
      <style:table-column-properties style:column-width="2.492361in"/>
    </style:style>
    <style:style style:name="TableColumn0202" style:family="table-column">
      <style:table-column-properties style:column-width="1.093750in"/>
    </style:style>
    <style:style style:name="TableColumn0203" style:family="table-column">
      <style:table-column-properties style:column-width="1.020833in"/>
    </style:style>
    <style:style style:name="TableColumn0204" style:family="table-column">
      <style:table-column-properties style:column-width="1.250000in"/>
    </style:style>
    <style:style style:name="Table02" style:family="table">
      <style:table-properties style:width="6.71875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6944in solid #000000" fo:border-left="0.006944in solid #000000" fo:border-right="0.000694in solid #000000" fo:border-bottom="0.006944in solid #000000" fo:padding-left="0.069444in" fo:padding-right="0.069444in" fo:vertical-align="top" fo:background-color="#d9d9d9"/>
    </style:style>
    <style:style style:name="TableCell020001" style:family="table-cell">
      <style:table-cell-properties fo:border-top="0.006944in solid #000000" fo:border-left="0.006944in solid #000000" fo:border-right="0.000694in solid #000000" fo:border-bottom="0.006944in solid #000000" fo:padding-left="0.069444in" fo:padding-right="0.069444in" fo:vertical-align="top" fo:background-color="#d9d9d9"/>
    </style:style>
    <style:style style:name="TableCell020002" style:family="table-cell">
      <style:table-cell-properties fo:border-top="0.006944in solid #000000" fo:border-left="0.006944in solid #000000" fo:border-right="0.000694in solid #000000" fo:border-bottom="0.006944in solid #000000" fo:padding-left="0.069444in" fo:padding-right="0.069444in" fo:vertical-align="top" fo:background-color="#d9d9d9"/>
    </style:style>
    <style:style style:name="TableCell020003" style:family="table-cell">
      <style:table-cell-properties fo:border-top="0.006944in solid #000000" fo:border-left="0.006944in solid #000000" fo:border-right="0.000694in solid #000000" fo:border-bottom="0.006944in solid #000000" fo:padding-left="0.069444in" fo:padding-right="0.069444in" fo:vertical-align="top" fo:background-color="#d9d9d9"/>
    </style:style>
    <style:style style:name="TableCell020004" style:family="table-cell">
      <style:table-cell-properties fo:border-top="0.006944in solid #000000" fo:border-left="0.006944in solid #000000" fo:border-right="0.006944in solid #000000" fo:border-bottom="0.006944in solid #000000" fo:padding-left="0.069444in" fo:padding-right="0.069444in" fo:vertical-align="top" fo:background-color="#d9d9d9"/>
    </style:style>
    <style:style style:name="TableRow0201" style:family="table-row">
      <style:table-row-properties style:min-row-height="0.706250in"/>
    </style:style>
    <style:style style:name="TableCell020100"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20101"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20102"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20103"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20104" style:family="table-cell">
      <style:table-cell-properties fo:border-top="0.006944in solid #000000" fo:border-left="0.006944in solid #000000" fo:border-right="0.006944in solid #000000" fo:border-bottom="0.006944in solid #000000" fo:padding-left="0.069444in" fo:padding-right="0.069444in" fo:vertical-align="top" fo:background-color="#ffffff"/>
    </style:style>
    <style:style style:name="TableRow0202" style:family="table-row">
      <style:table-row-properties style:min-row-height="0.706250in"/>
    </style:style>
    <style:style style:name="TableCell020200"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20201"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20202"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20203"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20204" style:family="table-cell">
      <style:table-cell-properties fo:border-top="0.006944in solid #000000" fo:border-left="0.006944in solid #000000" fo:border-right="0.006944in solid #000000" fo:border-bottom="0.006944in solid #000000" fo:padding-left="0.069444in" fo:padding-right="0.069444in" fo:vertical-align="top" fo:background-color="#ffffff"/>
    </style:style>
    <style:style style:name="TableRow0203" style:family="table-row">
      <style:table-row-properties style:min-row-height="0.706250in"/>
    </style:style>
    <style:style style:name="TableCell020300"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20301"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20302"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20303"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20304" style:family="table-cell">
      <style:table-cell-properties fo:border-top="0.006944in solid #000000" fo:border-left="0.006944in solid #000000" fo:border-right="0.006944in solid #000000" fo:border-bottom="0.006944in solid #000000" fo:padding-left="0.069444in" fo:padding-right="0.069444in" fo:vertical-align="top" fo:background-color="#ffffff"/>
    </style:style>
    <style:style style:name="TableColumn0300" style:family="table-column">
      <style:table-column-properties style:column-width="0.861806in"/>
    </style:style>
    <style:style style:name="TableColumn0301" style:family="table-column">
      <style:table-column-properties style:column-width="2.492361in"/>
    </style:style>
    <style:style style:name="TableColumn0302" style:family="table-column">
      <style:table-column-properties style:column-width="1.093750in"/>
    </style:style>
    <style:style style:name="TableColumn0303" style:family="table-column">
      <style:table-column-properties style:column-width="1.020833in"/>
    </style:style>
    <style:style style:name="TableColumn0304" style:family="table-column">
      <style:table-column-properties style:column-width="1.250000in"/>
    </style:style>
    <style:style style:name="Table03" style:family="table">
      <style:table-properties style:width="6.718750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6944in solid #000000" fo:border-left="0.006944in solid #000000" fo:border-right="0.000694in solid #000000" fo:border-bottom="0.006944in solid #000000" fo:padding-left="0.069444in" fo:padding-right="0.069444in" fo:vertical-align="top" fo:background-color="#d9d9d9"/>
    </style:style>
    <style:style style:name="TableCell030001" style:family="table-cell">
      <style:table-cell-properties fo:border-top="0.006944in solid #000000" fo:border-left="0.006944in solid #000000" fo:border-right="0.000694in solid #000000" fo:border-bottom="0.006944in solid #000000" fo:padding-left="0.069444in" fo:padding-right="0.069444in" fo:vertical-align="top" fo:background-color="#d9d9d9"/>
    </style:style>
    <style:style style:name="TableCell030002" style:family="table-cell">
      <style:table-cell-properties fo:border-top="0.006944in solid #000000" fo:border-left="0.006944in solid #000000" fo:border-right="0.000694in solid #000000" fo:border-bottom="0.006944in solid #000000" fo:padding-left="0.069444in" fo:padding-right="0.069444in" fo:vertical-align="top" fo:background-color="#d9d9d9"/>
    </style:style>
    <style:style style:name="TableCell030003" style:family="table-cell">
      <style:table-cell-properties fo:border-top="0.006944in solid #000000" fo:border-left="0.006944in solid #000000" fo:border-right="0.000694in solid #000000" fo:border-bottom="0.006944in solid #000000" fo:padding-left="0.069444in" fo:padding-right="0.069444in" fo:vertical-align="top" fo:background-color="#d9d9d9"/>
    </style:style>
    <style:style style:name="TableCell030004" style:family="table-cell">
      <style:table-cell-properties fo:border-top="0.006944in solid #000000" fo:border-left="0.006944in solid #000000" fo:border-right="0.006944in solid #000000" fo:border-bottom="0.006944in solid #000000" fo:padding-left="0.069444in" fo:padding-right="0.069444in" fo:vertical-align="top" fo:background-color="#d9d9d9"/>
    </style:style>
    <style:style style:name="TableRow0301" style:family="table-row">
      <style:table-row-properties style:min-row-height="0.540972in"/>
    </style:style>
    <style:style style:name="TableCell030100"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30101"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30102"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30103"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30104" style:family="table-cell">
      <style:table-cell-properties fo:border-top="0.006944in solid #000000" fo:border-left="0.006944in solid #000000" fo:border-right="0.006944in solid #000000" fo:border-bottom="0.006944in solid #000000" fo:padding-left="0.069444in" fo:padding-right="0.069444in" fo:vertical-align="top" fo:background-color="#ffffff"/>
    </style:style>
    <style:style style:name="TableRow0302" style:family="table-row">
      <style:table-row-properties style:min-row-height="0.706250in"/>
    </style:style>
    <style:style style:name="TableCell030200"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30201"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30202"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30203" style:family="table-cell">
      <style:table-cell-properties fo:border-top="0.006944in solid #000000" fo:border-left="0.006944in solid #000000" fo:border-right="0.000694in solid #000000" fo:border-bottom="0.006944in solid #000000" fo:padding-left="0.069444in" fo:padding-right="0.069444in" fo:vertical-align="top" fo:background-color="#ffffff"/>
    </style:style>
    <style:style style:name="TableCell030204" style:family="table-cell">
      <style:table-cell-properties fo:border-top="0.006944in solid #000000" fo:border-left="0.006944in solid #000000" fo:border-right="0.006944in solid #000000" fo:border-bottom="0.006944in solid #000000" fo:padding-left="0.069444in" fo:padding-right="0.069444in" fo:vertical-align="top" fo:background-color="#ffffff"/>
    </style:style>
  </office:automatic-styles>
  <office:body>
    <office:text>
      <text:p text:style-name="P1"><text:span text:style-name="T1">職務経歴書</text:span></text:p>
      <text:p text:style-name="P2"><text:span text:style-name="T2">現在</text:span></text:p>
      <text:p text:style-name="P2"><text:span text:style-name="T2">氏名：佐藤 代偲</text:span></text:p>
      <text:p text:style-name="P3"><text:span text:style-name="T3"/></text:p>
      <text:p text:style-name="P3"><text:span text:style-name="T4">■職務経歴概要</text:span></text:p>
      <text:p text:style-name="P3"><text:span text:style-name="T5">東北学院大学工学部電気電子工学科に2年間所属し、その後中退。中退後はJava言語を自主学習しながら、エンジニアスクールに通いPHP言語を学んでいます。</text:span></text:p>
      <text:p text:style-name="P3"><text:span text:style-name="T6"/></text:p>
      <text:p text:style-name="P3"><text:span text:style-name="T7">■得意とする経験・分野・スキル</text:span></text:p>
      <text:p text:style-name="P3"><text:span text:style-name="T8">・</text:span><text:span text:style-name="T9">Java/J2EE</text:span><text:span text:style-name="T10">を使用した</text:span><text:span text:style-name="T11">WEB</text:span><text:span text:style-name="T12">アプリケーション開発</text:span></text:p>
      <text:p text:style-name="P3"><text:span text:style-name="T12">・要件定義から設計、開発、テスト、導入までの全工程を経験</text:span></text:p>
      <text:p text:style-name="P3"><text:span text:style-name="T12">・サブリーダー経験（進捗管理、後輩指導）</text:span></text:p>
      <text:p text:style-name="P3"><text:span text:style-name="T12">・●●業界の業務知識</text:span></text:p>
      <text:p text:style-name="P3"><text:span text:style-name="T13"/></text:p>
      <text:p text:style-name="P3"><text:span text:style-name="T14">■会社履歴</text:span></text:p>
      <table:table table:style-name="Table01">
        <table:table-column table:style-name="TableColumn0100"/>
        <table:table-column table:style-name="TableColumn0101"/>
        <table:table-row table:style-name="TableRow0100">
          <table:table-cell table:style-name="TableCell010000">
            <text:p text:style-name="P5"><text:span text:style-name="T16">期間</text:span><text:span text:style-name="T17"/></text:p>
          </table:table-cell>
          <table:table-cell table:style-name="TableCell010001">
            <text:p text:style-name="P5"><text:span text:style-name="T18">会社名</text:span><text:span text:style-name="T19"/></text:p>
          </table:table-cell>
        </table:table-row>
        <table:table-row table:style-name="TableRow0101">
          <table:table-cell table:style-name="TableCell010100">
            <text:p text:style-name="P8"><text:span text:style-name="T20">20XX</text:span><text:span text:style-name="T21">年</text:span><text:span text:style-name="T22">XX</text:span><text:span text:style-name="T23">月～現在</text:span><text:span text:style-name="T24"/></text:p>
          </table:table-cell>
          <table:table-cell table:style-name="TableCell010101">
            <text:p text:style-name="P8"><text:span text:style-name="T25">株式会社</text:span><text:span text:style-name="T26">BBBBBBB</text:span><text:span text:style-name="T27">　</text:span><text:span text:style-name="T28"/></text:p>
          </table:table-cell>
        </table:table-row>
        <table:table-row table:style-name="TableRow0102">
          <table:table-cell table:style-name="TableCell010200">
            <text:p text:style-name="P10"><text:span text:style-name="T29">20XX</text:span><text:span text:style-name="T30">年</text:span><text:span text:style-name="T31">XX</text:span><text:span text:style-name="T32">月～</text:span><text:span text:style-name="T33">20XX</text:span><text:span text:style-name="T34">年</text:span><text:span text:style-name="T35">XX</text:span><text:span text:style-name="T36">月</text:span><text:span text:style-name="T37"/></text:p>
          </table:table-cell>
          <table:table-cell table:style-name="TableCell010201">
            <text:p text:style-name="P10"><text:span text:style-name="T38">株式会社</text:span><text:span text:style-name="T39">AAAAAAA</text:span><text:span text:style-name="T40">　</text:span><text:span text:style-name="T41"/></text:p>
          </table:table-cell>
        </table:table-row>
      </table:table>
      <text:p text:style-name="P12"><text:span text:style-name="T41"/></text:p>
      <text:p text:style-name="P12"><text:span text:style-name="T42">■職務経歴詳細</text:span></text:p>
      <text:p text:style-name="P12"><text:span text:style-name="T43">株式会社</text:span><text:span text:style-name="T44">BBBBBBB</text:span><text:span text:style-name="T45">　　（</text:span><text:span text:style-name="T46">20XX</text:span><text:span text:style-name="T47">年</text:span><text:span text:style-name="T48">XX</text:span><text:span text:style-name="T49">月～現在）</text:span></text:p>
      <text:p text:style-name="P13"><text:span text:style-name="T50">事業内容：システムコンサルティング、受託開発</text:span></text:p>
      <text:p text:style-name="P13"><text:span text:style-name="T50">従業員数：</text:span><text:span text:style-name="T51">1,230</text:span><text:span text:style-name="T52">名　　資本金：</text:span><text:span text:style-name="T53">1</text:span><text:span text:style-name="T54">億</text:span><text:span text:style-name="T55">5,000</text:span><text:span text:style-name="T56">万円</text:span></text:p>
      <table:table table:style-name="Table02">
        <table:table-column table:style-name="TableColumn0200"/>
        <table:table-column table:style-name="TableColumn0201"/>
        <table:table-column table:style-name="TableColumn0202"/>
        <table:table-column table:style-name="TableColumn0203"/>
        <table:table-column table:style-name="TableColumn0204"/>
        <table:table-row table:style-name="TableRow0200">
          <table:table-cell table:style-name="TableCell020000">
            <text:p text:style-name="P15"><text:span text:style-name="T58">開発期間</text:span><text:span text:style-name="T59"/></text:p>
          </table:table-cell>
          <table:table-cell table:style-name="TableCell020001">
            <text:p text:style-name="P15"><text:span text:style-name="T60">業務内容</text:span><text:span text:style-name="T61"/></text:p>
          </table:table-cell>
          <table:table-cell table:style-name="TableCell020002">
            <text:p text:style-name="P15"><text:span text:style-name="T62">担当フェーズ</text:span><text:span text:style-name="T63"/></text:p>
          </table:table-cell>
          <table:table-cell table:style-name="TableCell020003">
            <text:p text:style-name="P15"><text:span text:style-name="T64">環境・言語　等</text:span><text:span text:style-name="T65"/></text:p>
          </table:table-cell>
          <table:table-cell table:style-name="TableCell020004">
            <text:p text:style-name="P15"><text:span text:style-name="T66">職位</text:span><text:span text:style-name="T67"/></text:p>
          </table:table-cell>
        </table:table-row>
        <table:table-row table:style-name="TableRow0201">
          <table:table-cell table:style-name="TableCell020100">
            <text:p text:style-name="P18"><text:span text:style-name="T68">20XX</text:span><text:span text:style-name="T69">年</text:span><text:span text:style-name="T70">XX</text:span><text:span text:style-name="T71">月</text:span></text:p>
            <text:p text:style-name="P18"><text:span text:style-name="T71">～</text:span></text:p>
            <text:p text:style-name="P18"><text:span text:style-name="T72">20XX</text:span><text:span text:style-name="T73">年</text:span><text:span text:style-name="T74">XX</text:span><text:span text:style-name="T75">月</text:span><text:span text:style-name="T76"/></text:p>
          </table:table-cell>
          <table:table-cell table:style-name="TableCell020101">
            <text:p text:style-name="P18"><text:span text:style-name="T77">○○〇株式会社／社内フレームワーク機能追加</text:span></text:p>
            <text:p text:style-name="P18"><text:span text:style-name="T78"/></text:p>
            <text:p text:style-name="P18"><text:span text:style-name="T79">【担当業務】</text:span></text:p>
            <text:p text:style-name="P18"><text:span text:style-name="T79">グループ内システム標準のフレームワークの機能追加で下記業務を担当</text:span></text:p>
            <text:p text:style-name="P18"><text:span text:style-name="T79">・ログ出力機能強化</text:span></text:p>
            <text:p text:style-name="P18"><text:span text:style-name="T79">・ログ抽出機能</text:span></text:p>
            <text:p text:style-name="P18"><text:span text:style-name="T79">・ログ切り分け機能</text:span><text:span text:style-name="T80"/></text:p>
          </table:table-cell>
          <table:table-cell table:style-name="TableCell020102">
            <text:p text:style-name="P18"><text:span text:style-name="T81">詳細設計</text:span></text:p>
            <text:p text:style-name="P18"><text:span text:style-name="T81">プログラミング</text:span></text:p>
            <text:p text:style-name="P18"><text:span text:style-name="T81">単体テスト</text:span><text:span text:style-name="T82"/></text:p>
          </table:table-cell>
          <table:table-cell table:style-name="TableCell020103">
            <text:p text:style-name="P18"><text:span text:style-name="T83">【</text:span><text:span text:style-name="T84">OS</text:span><text:span text:style-name="T85">】</text:span></text:p>
            <text:p text:style-name="P18"><text:span text:style-name="T86">Solaris</text:span></text:p>
            <text:p text:style-name="P18"><text:span text:style-name="T87">【</text:span><text:span text:style-name="T88">DB</text:span><text:span text:style-name="T89">】</text:span></text:p>
            <text:p text:style-name="P18"><text:span text:style-name="T90">Oracle 8i</text:span></text:p>
            <text:p text:style-name="P18"><text:span text:style-name="T91">【言語】</text:span></text:p>
            <text:p text:style-name="P18"><text:span text:style-name="T92">C</text:span><text:span text:style-name="T93">シェル</text:span></text:p>
            <text:p text:style-name="P18"><text:span text:style-name="T94">awk</text:span><text:span text:style-name="T95"/></text:p>
          </table:table-cell>
          <table:table-cell table:style-name="TableCell020104">
            <text:p text:style-name="P18"><text:span text:style-name="T96">チーム</text:span><text:span text:style-name="T97">2</text:span><text:span text:style-name="T98">名</text:span></text:p>
            <text:p text:style-name="P18"><text:span text:style-name="T98">職位：メンバー</text:span></text:p>
            <text:p text:style-name="P18"><text:span text:style-name="T99"/></text:p>
          </table:table-cell>
        </table:table-row>
        <table:table-row table:style-name="TableRow0202">
          <table:table-cell table:style-name="TableCell020200">
            <text:p text:style-name="P20"><text:span text:style-name="T100">20XX</text:span><text:span text:style-name="T101">年</text:span><text:span text:style-name="T102">XX</text:span><text:span text:style-name="T103">月</text:span></text:p>
            <text:p text:style-name="P20"><text:span text:style-name="T103">～</text:span></text:p>
            <text:p text:style-name="P20"><text:span text:style-name="T104">20XX</text:span><text:span text:style-name="T105">年</text:span><text:span text:style-name="T106">XX</text:span><text:span text:style-name="T107">月</text:span><text:span text:style-name="T108"/></text:p>
          </table:table-cell>
          <table:table-cell table:style-name="TableCell020201">
            <text:p text:style-name="P20"><text:span text:style-name="T109">○○〇株式会社／</text:span><text:span text:style-name="T110">WEB</text:span><text:span text:style-name="T111">取引システム</text:span></text:p>
            <text:p text:style-name="P21"><text:span text:style-name="T112"/></text:p>
            <text:p text:style-name="P22"><text:span text:style-name="T113">【担当業務】</text:span></text:p>
            <text:p text:style-name="P22"><text:span text:style-name="T113">グループ内システム標準を使用した</text:span><text:span text:style-name="T114">WEB</text:span><text:span text:style-name="T115">系システムの構築で下記業務を担当</text:span></text:p>
            <text:p text:style-name="P22"><text:span text:style-name="T115">･商品注文機能</text:span></text:p>
            <text:p text:style-name="P22"><text:span text:style-name="T115">･商品出荷実績閲覧機能</text:span></text:p>
            <text:p text:style-name="P22"><text:span text:style-name="T115">･商品管理機能</text:span></text:p>
            <text:p text:style-name="P22"><text:span text:style-name="T115">･データ連携機能</text:span><text:span text:style-name="T116"/></text:p>
          </table:table-cell>
          <table:table-cell table:style-name="TableCell020202">
            <text:p text:style-name="P22"><text:span text:style-name="T117">基本設計</text:span></text:p>
            <text:p text:style-name="P22"><text:span text:style-name="T117">詳細設計</text:span></text:p>
            <text:p text:style-name="P22"><text:span text:style-name="T117">プログラミング</text:span></text:p>
            <text:p text:style-name="P22"><text:span text:style-name="T117">単体テスト</text:span></text:p>
            <text:p text:style-name="P22"><text:span text:style-name="T117">結合テスト</text:span></text:p>
            <text:p text:style-name="P22"><text:span text:style-name="T118"/></text:p>
          </table:table-cell>
          <table:table-cell table:style-name="TableCell020203">
            <text:p text:style-name="P22"><text:span text:style-name="T119">【</text:span><text:span text:style-name="T120">OS</text:span><text:span text:style-name="T121">】</text:span></text:p>
            <text:p text:style-name="P22"><text:span text:style-name="T122">Windows2000</text:span></text:p>
            <text:p text:style-name="P22"><text:span text:style-name="T122">Solaris 5.8</text:span></text:p>
            <text:p text:style-name="P22"><text:span text:style-name="T123">【</text:span><text:span text:style-name="T124">DB</text:span><text:span text:style-name="T125">】</text:span></text:p>
            <text:p text:style-name="P22"><text:span text:style-name="T126">Oracle 8i</text:span></text:p>
            <text:p text:style-name="P22"><text:span text:style-name="T127">【言語】</text:span></text:p>
            <text:p text:style-name="P22"><text:span text:style-name="T128">Java</text:span></text:p>
            <text:p text:style-name="P22"><text:span text:style-name="T128">JavaScript</text:span></text:p>
            <text:p text:style-name="P22"><text:span text:style-name="T128">HTML</text:span></text:p>
            <text:p text:style-name="P22"><text:span text:style-name="T128">SQL</text:span></text:p>
            <text:p text:style-name="P22"><text:span text:style-name="T129">【その他】</text:span></text:p>
            <text:p text:style-name="P22"><text:span text:style-name="T130">WEBLogic5.1</text:span></text:p>
            <text:p text:style-name="P22"><text:span text:style-name="T130">Eclipse</text:span><text:span text:style-name="T131"/></text:p>
          </table:table-cell>
          <table:table-cell table:style-name="TableCell020204">
            <text:p text:style-name="P22"><text:span text:style-name="T132">チーム</text:span><text:span text:style-name="T133">6</text:span><text:span text:style-name="T134">名</text:span></text:p>
            <text:p text:style-name="P22"><text:span text:style-name="T134">職位：サブリーダー</text:span></text:p>
            <text:p text:style-name="P22"><text:span text:style-name="T135"/></text:p>
            <text:p text:style-name="P22"><text:span text:style-name="T136">・進捗管理</text:span></text:p>
            <text:p text:style-name="P22"><text:span text:style-name="T136">・技術サポート</text:span></text:p>
            <text:p text:style-name="P22"><text:span text:style-name="T136">・後輩指導</text:span><text:span text:style-name="T137"/></text:p>
          </table:table-cell>
        </table:table-row>
        <table:table-row table:style-name="TableRow0203">
          <table:table-cell table:style-name="TableCell020300">
            <text:p text:style-name="P24"><text:span text:style-name="T138">20XX</text:span><text:span text:style-name="T139">年</text:span><text:span text:style-name="T140">XX</text:span><text:span text:style-name="T141">月</text:span></text:p>
            <text:p text:style-name="P24"><text:span text:style-name="T142">～</text:span></text:p>
            <text:p text:style-name="P24"><text:span text:style-name="T142">現在</text:span><text:span text:style-name="T143"/></text:p>
          </table:table-cell>
          <table:table-cell table:style-name="TableCell020301">
            <text:p text:style-name="P24"><text:span text:style-name="T144">○○〇株式会社／技術情報検索システム機能追加</text:span></text:p>
            <text:p text:style-name="P24"><text:span text:style-name="T145"/></text:p>
            <text:p text:style-name="P24"><text:span text:style-name="T146">【担当業務】</text:span></text:p>
            <text:p text:style-name="P24"><text:span text:style-name="T146">グループ内システム標準を使用した</text:span><text:span text:style-name="T147">WEB</text:span><text:span text:style-name="T148">系システムの機能追加で下記業務を担当</text:span></text:p>
            <text:p text:style-name="P24"><text:span text:style-name="T148">･部門住所更新機能</text:span></text:p>
            <text:p text:style-name="P24"><text:span text:style-name="T148">･部門住所情報メール送信機能</text:span></text:p>
            <text:p text:style-name="P24"><text:span text:style-name="T149"/></text:p>
          </table:table-cell>
          <table:table-cell table:style-name="TableCell020302">
            <text:p text:style-name="P24"><text:span text:style-name="T150">要件定義</text:span></text:p>
            <text:p text:style-name="P24"><text:span text:style-name="T150">基本設計</text:span></text:p>
            <text:p text:style-name="P24"><text:span text:style-name="T150">詳細設計</text:span></text:p>
            <text:p text:style-name="P24"><text:span text:style-name="T150">プログラミング</text:span></text:p>
            <text:p text:style-name="P24"><text:span text:style-name="T150">単体テスト</text:span></text:p>
            <text:p text:style-name="P24"><text:span text:style-name="T150">結合テスト</text:span></text:p>
            <text:p text:style-name="P24"><text:span text:style-name="T150">システムテスト</text:span></text:p>
            <text:p text:style-name="P24"><text:span text:style-name="T150">導入</text:span></text:p>
            <text:p text:style-name="P24"><text:span text:style-name="T151"/></text:p>
          </table:table-cell>
          <table:table-cell table:style-name="TableCell020303">
            <text:p text:style-name="P24"><text:span text:style-name="T152">【</text:span><text:span text:style-name="T153">OS</text:span><text:span text:style-name="T154">】</text:span></text:p>
            <text:p text:style-name="P24"><text:span text:style-name="T155">Windows2000</text:span></text:p>
            <text:p text:style-name="P24"><text:span text:style-name="T155">Solaris 5.8</text:span></text:p>
            <text:p text:style-name="P24"><text:span text:style-name="T156">【</text:span><text:span text:style-name="T157">DB</text:span><text:span text:style-name="T158">】</text:span></text:p>
            <text:p text:style-name="P24"><text:span text:style-name="T159">Oracle 8i</text:span></text:p>
            <text:p text:style-name="P24"><text:span text:style-name="T160">【言語】</text:span></text:p>
            <text:p text:style-name="P24"><text:span text:style-name="T161">Java</text:span></text:p>
            <text:p text:style-name="P24"><text:span text:style-name="T161">JavaScript</text:span></text:p>
            <text:p text:style-name="P24"><text:span text:style-name="T161">HTML</text:span></text:p>
            <text:p text:style-name="P24"><text:span text:style-name="T161">SQL</text:span></text:p>
            <text:p text:style-name="P24"><text:span text:style-name="T162">【ツール】</text:span></text:p>
            <text:p text:style-name="P24"><text:span text:style-name="T163">Apache</text:span></text:p>
            <text:p text:style-name="P24"><text:span text:style-name="T163">Struts</text:span></text:p>
            <text:p text:style-name="P24"><text:span text:style-name="T163">WEBLogic</text:span></text:p>
            <text:p text:style-name="P24"><text:span text:style-name="T163">TomCat</text:span><text:span text:style-name="T164"/></text:p>
          </table:table-cell>
          <table:table-cell table:style-name="TableCell020304">
            <text:p text:style-name="P24"><text:span text:style-name="T165">チーム</text:span><text:span text:style-name="T166">20</text:span><text:span text:style-name="T167">名</text:span></text:p>
            <text:p text:style-name="P24"><text:span text:style-name="T167">職位：リーダー</text:span></text:p>
            <text:p text:style-name="P24"><text:span text:style-name="T168"/></text:p>
            <text:p text:style-name="P24"><text:span text:style-name="T169">・進捗管理</text:span></text:p>
            <text:p text:style-name="P24"><text:span text:style-name="T169">・外注管理</text:span></text:p>
            <text:p text:style-name="P24"><text:span text:style-name="T169">・品質管理</text:span></text:p>
            <text:p text:style-name="P24"><text:span text:style-name="T169">・スケジュール管理</text:span></text:p>
            <text:p text:style-name="P24"><text:span text:style-name="T169">・技術サポート</text:span></text:p>
            <text:p text:style-name="P24"><text:span text:style-name="T169">・後輩指導</text:span></text:p>
            <text:p text:style-name="P24"><text:span text:style-name="T170"/></text:p>
            <text:p text:style-name="P24"><text:span text:style-name="T170"/></text:p>
            <text:p text:style-name="P24"><text:span text:style-name="T170"/></text:p>
          </table:table-cell>
        </table:table-row>
      </table:table>
      <text:p text:style-name="P26"><text:span text:style-name="T170"/></text:p>
      <text:p text:style-name="P26"><text:span text:style-name="T170"/></text:p>
      <text:p text:style-name="P26"><text:span text:style-name="T171">株式会社</text:span><text:span text:style-name="T172">AAAAAAA</text:span><text:span text:style-name="T173">　　（</text:span><text:span text:style-name="T174">20XX</text:span><text:span text:style-name="T175">年</text:span><text:span text:style-name="T176">XX</text:span><text:span text:style-name="T177">月～</text:span><text:span text:style-name="T178">20XX</text:span><text:span text:style-name="T179">年</text:span><text:span text:style-name="T180">XX</text:span><text:span text:style-name="T181">月）</text:span></text:p>
      <text:p text:style-name="P27"><text:span text:style-name="T182">事業内容：システムインテグレーション</text:span></text:p>
      <text:p text:style-name="P27"><text:span text:style-name="T182">従業員数：</text:span><text:span text:style-name="T183">100</text:span><text:span text:style-name="T184">名　　資本金：</text:span><text:span text:style-name="T185">5,000</text:span><text:span text:style-name="T186">万円</text:span></text:p>
      <table:table table:style-name="Table03">
        <table:table-column table:style-name="TableColumn0300"/>
        <table:table-column table:style-name="TableColumn0301"/>
        <table:table-column table:style-name="TableColumn0302"/>
        <table:table-column table:style-name="TableColumn0303"/>
        <table:table-column table:style-name="TableColumn0304"/>
        <table:table-row table:style-name="TableRow0300">
          <table:table-cell table:style-name="TableCell030000">
            <text:p text:style-name="P29"><text:span text:style-name="T188">開発期間</text:span><text:span text:style-name="T189"/></text:p>
          </table:table-cell>
          <table:table-cell table:style-name="TableCell030001">
            <text:p text:style-name="P29"><text:span text:style-name="T190">業務内容</text:span><text:span text:style-name="T191"/></text:p>
          </table:table-cell>
          <table:table-cell table:style-name="TableCell030002">
            <text:p text:style-name="P29"><text:span text:style-name="T192">担当フェーズ</text:span><text:span text:style-name="T193"/></text:p>
          </table:table-cell>
          <table:table-cell table:style-name="TableCell030003">
            <text:p text:style-name="P29"><text:span text:style-name="T194">環境・言語　等</text:span><text:span text:style-name="T195"/></text:p>
          </table:table-cell>
          <table:table-cell table:style-name="TableCell030004">
            <text:p text:style-name="P29"><text:span text:style-name="T196">職位</text:span><text:span text:style-name="T197"/></text:p>
          </table:table-cell>
        </table:table-row>
        <table:table-row table:style-name="TableRow0301">
          <table:table-cell table:style-name="TableCell030100">
            <text:p text:style-name="P32"><text:span text:style-name="T198">20XX</text:span><text:span text:style-name="T199">年</text:span><text:span text:style-name="T200">XX</text:span><text:span text:style-name="T201">月</text:span></text:p>
            <text:p text:style-name="P32"><text:span text:style-name="T201">～</text:span></text:p>
            <text:p text:style-name="P32"><text:span text:style-name="T202">20XX</text:span><text:span text:style-name="T203">年</text:span><text:span text:style-name="T204">XX</text:span><text:span text:style-name="T205">月</text:span><text:span text:style-name="T206"/></text:p>
          </table:table-cell>
          <table:table-cell table:style-name="TableCell030101">
            <text:p text:style-name="P32"><text:span text:style-name="T207">アプリケーション事業部　配属</text:span></text:p>
            <text:p text:style-name="P32"><text:span text:style-name="T208">新人研修</text:span></text:p>
            <text:p text:style-name="P32"><text:span text:style-name="T209">Java</text:span><text:span text:style-name="T210">を中心に研修を行う</text:span><text:span text:style-name="T211"/></text:p>
          </table:table-cell>
          <table:table-cell table:style-name="TableCell030102">
            <text:p text:style-name="P32"><text:span text:style-name="T211"/></text:p>
          </table:table-cell>
          <table:table-cell table:style-name="TableCell030103">
            <text:p text:style-name="P32"><text:span text:style-name="T211"/></text:p>
            <text:p text:style-name="P32"><text:span text:style-name="T211"/></text:p>
          </table:table-cell>
          <table:table-cell table:style-name="TableCell030104">
            <text:p text:style-name="P32"><text:span text:style-name="T211"/></text:p>
          </table:table-cell>
        </table:table-row>
        <table:table-row table:style-name="TableRow0302">
          <table:table-cell table:style-name="TableCell030200">
            <text:p text:style-name="P35"><text:span text:style-name="T212">20XX</text:span><text:span text:style-name="T213">年</text:span><text:span text:style-name="T214">XX</text:span><text:span text:style-name="T215">月</text:span></text:p>
            <text:p text:style-name="P35"><text:span text:style-name="T215">～</text:span></text:p>
            <text:p text:style-name="P35"><text:span text:style-name="T216">20XX</text:span><text:span text:style-name="T217">年</text:span><text:span text:style-name="T218">XX</text:span><text:span text:style-name="T219">月</text:span><text:span text:style-name="T220"/></text:p>
          </table:table-cell>
          <table:table-cell table:style-name="TableCell030201">
            <text:p text:style-name="P35"><text:span text:style-name="T221">○○〇株式会社／</text:span><text:span text:style-name="T222">PDF</text:span><text:span text:style-name="T223">管理システム</text:span></text:p>
            <text:p text:style-name="P35"><text:span text:style-name="T224"/></text:p>
            <text:p text:style-name="P35"><text:span text:style-name="T225">【担当業務】</text:span></text:p>
            <text:p text:style-name="P35"><text:span text:style-name="T225">グループ内システム標準のフレームワークを使用した</text:span><text:span text:style-name="T226">WEB</text:span><text:span text:style-name="T227">系システムの構築で下記業務を担当</text:span></text:p>
            <text:p text:style-name="P35"><text:span text:style-name="T227">・</text:span><text:span text:style-name="T228">PDF</text:span><text:span text:style-name="T229">コンテンツ管理</text:span></text:p>
            <text:p text:style-name="P35"><text:span text:style-name="T229">・</text:span><text:span text:style-name="T230">PDF</text:span><text:span text:style-name="T231">ダウンロード履歴閲覧機能</text:span></text:p>
            <text:p text:style-name="P35"><text:span text:style-name="T231">・</text:span><text:span text:style-name="T232">PDF</text:span><text:span text:style-name="T233">更新管理機能</text:span><text:span text:style-name="T234"/></text:p>
          </table:table-cell>
          <table:table-cell table:style-name="TableCell030202">
            <text:p text:style-name="P35"><text:span text:style-name="T235">詳細設計</text:span></text:p>
            <text:p text:style-name="P35"><text:span text:style-name="T235">プログラミング</text:span></text:p>
            <text:p text:style-name="P35"><text:span text:style-name="T235">単体テスト</text:span></text:p>
            <text:p text:style-name="P35"><text:span text:style-name="T236"/></text:p>
          </table:table-cell>
          <table:table-cell table:style-name="TableCell030203">
            <text:p text:style-name="P35"><text:span text:style-name="T237">【</text:span><text:span text:style-name="T238">OS</text:span><text:span text:style-name="T239">】</text:span></text:p>
            <text:p text:style-name="P35"><text:span text:style-name="T240">Windows2000</text:span></text:p>
            <text:p text:style-name="P35"><text:span text:style-name="T240">Solaris 5.8</text:span></text:p>
            <text:p text:style-name="P35"><text:span text:style-name="T241">【</text:span><text:span text:style-name="T242">DB</text:span><text:span text:style-name="T243">】</text:span></text:p>
            <text:p text:style-name="P35"><text:span text:style-name="T244">Oracle 8i</text:span></text:p>
            <text:p text:style-name="P35"><text:span text:style-name="T245">【言語】</text:span></text:p>
            <text:p text:style-name="P35"><text:span text:style-name="T246">Java</text:span></text:p>
            <text:p text:style-name="P35"><text:span text:style-name="T246">JavaScript</text:span></text:p>
            <text:p text:style-name="P35"><text:span text:style-name="T246">HTML</text:span></text:p>
            <text:p text:style-name="P35"><text:span text:style-name="T246">SQL</text:span></text:p>
            <text:p text:style-name="P35"><text:span text:style-name="T247">【その他】</text:span></text:p>
            <text:p text:style-name="P35"><text:span text:style-name="T248">WEBLogic5.1</text:span><text:span text:style-name="T249"/></text:p>
          </table:table-cell>
          <table:table-cell table:style-name="TableCell030204">
            <text:p text:style-name="P35"><text:span text:style-name="T250">チーム</text:span><text:span text:style-name="T251">3</text:span><text:span text:style-name="T252">名</text:span></text:p>
            <text:p text:style-name="P35"><text:span text:style-name="T252">職位：メンバー</text:span></text:p>
            <text:p text:style-name="P35"><text:span text:style-name="T253"/></text:p>
          </table:table-cell>
        </table:table-row>
      </table:table>
      <text:p text:style-name="P37"><text:span text:style-name="T253"/></text:p>
      <text:p text:style-name="P37"><text:span text:style-name="T253"/></text:p>
      <text:p text:style-name="P37"><text:span text:style-name="T254">■</text:span><text:span text:style-name="T255">PC</text:span><text:span text:style-name="T256">スキル</text:span><text:span text:style-name="T257">/</text:span><text:span text:style-name="T258">テクニカルスキル</text:span></text:p>
      <text:p text:style-name="P37"><text:span text:style-name="T259">　・</text:span><text:span text:style-name="T260">OS<text:tab/><text:tab/>Windows</text:span><text:span text:style-name="T261">、</text:span><text:span text:style-name="T262">UNIX</text:span><text:span text:style-name="T263">、</text:span><text:span text:style-name="T264">Linux</text:span></text:p>
      <text:p text:style-name="P37"><text:span text:style-name="T265">　・</text:span><text:span text:style-name="T266">DB<text:tab/><text:tab/>Oracle</text:span></text:p>
      <text:p text:style-name="P37"><text:span text:style-name="T267">　・言語</text:span><text:span text:style-name="T268"><text:tab/><text:tab/>C</text:span><text:span text:style-name="T269">、</text:span><text:span text:style-name="T270">Java</text:span><text:span text:style-name="T271">、</text:span><text:span text:style-name="T272">PL/SQL</text:span><text:span text:style-name="T273">、</text:span><text:span text:style-name="T274">SQL</text:span><text:span text:style-name="T275">、</text:span><text:span text:style-name="T276">JavaScript</text:span><text:span text:style-name="T277">、</text:span><text:span text:style-name="T278">HTML</text:span></text:p>
      <text:p text:style-name="P37"><text:span text:style-name="T279"/></text:p>
      <text:p text:style-name="P37"><text:span text:style-name="T279"/></text:p>
      <text:p text:style-name="P37"><text:span text:style-name="T280">■自己</text:span><text:span text:style-name="T281">PR</text:span></text:p>
      <text:p text:style-name="P37"><text:span text:style-name="T282">プログラミング以外の経験・知識</text:span></text:p>
      <text:p text:style-name="P38"><text:span text:style-name="T283">学生時に部長を経験し、後輩に教える機会が多かったのでコミュニケーションには自信があります。高校ではWordやExcelの検定試験を受け、資格取得に励んできました。</text:span></text:p>
      <text:p text:style-name="P38"><text:span text:style-name="T283">物覚えや記憶力には自信があるので、新しいことを知っていくことはとても好きです。</text:span></text:p>
      <text:p text:style-name="P39"><text:span text:style-name="T284"/></text:p>
      <text:p text:style-name="P39"><text:span text:style-name="T285">新しい知識を吸収する能力</text:span></text:p>
      <text:p text:style-name="P40"><text:span text:style-name="T286">これまで様々な業界のシステム構築プロジェクトに参加してまいりました。毎回業界知識を一から勉強し、新しいスキルを身につけて職務に勤めてきました。</text:span></text:p>
      <text:p text:style-name="P40"><text:span text:style-name="T286">また、より技術力をあげるために業務以外でも個人で興味を持ったものについては独学するようにしております。</text:span><text:span text:style-name="T287">Android</text:span><text:span text:style-name="T288">でのスマートフォンアプリ開発や、仮想化環境構築なども自宅で行なっています。</text:span></text:p>
      <text:p text:style-name="P40"><text:span text:style-name="T288">常に新しい技術を勉強し、取り入れることによって自身の価値をあげていけるように心掛けております。</text:span></text:p>
      <text:p text:style-name="P41"><text:span text:style-name="T289"/></text:p>
      <text:p text:style-name="P41"><text:span text:style-name="T290">大規模開発の経験</text:span></text:p>
      <text:p text:style-name="P42"><text:span text:style-name="T291">大規模開発プロジェクトへの参画経験が豊富です。最大</text:span><text:span text:style-name="T292">20</text:span><text:span text:style-name="T293">人のチームリーダー・サブリーダーを経験してきました。規模の大きいプロジェクトではメンバーが迷いなく作業をするための準備が必要です。</text:span></text:p>
      <text:p text:style-name="P42"><text:span text:style-name="T293">「どのドキュメントを読めばプログラミングができる」、「何を参考にすればテスト仕様書が作成できる」など開発における</text:span><text:span text:style-name="T294">INPUT</text:span><text:span text:style-name="T295">、</text:span><text:span text:style-name="T296">OUTPUT</text:span><text:span text:style-name="T297">を明確にした開発プロセスの提案・作成をしたことで要員導入時の工数ロスを押さえ、生産性が向上しました。</text:span></text:p>
      <text:p text:style-name="P43"><text:span text:style-name="T298"/></text:p>
      <text:p text:style-name="P43"><text:span text:style-name="T299">今後は、これまでに培ってきました経験を生かし、新しいステージでシステム構築に携わっていきたいと考えております。是非、面接の機会をいただければと思います。何卒よろしくお願い申し上げます。</text:span></text:p>
      <text:p text:style-name="P43"><text:span text:style-name="T300"/></text:p>
      <text:p text:style-name="P44"><text:span text:style-name="T301">以上</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